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1.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5.437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outline1">
      <style:graphic-properties fo:min-height="14.716cm"/>
    </style:style>
    <style:style style:name="pr7" style:family="presentation" style:parent-style-name="Default-outline1">
      <style:graphic-properties fo:min-height="14.195cm"/>
    </style:style>
    <style:style style:name="pr8" style:family="presentation" style:parent-style-name="Default-outline1">
      <style:graphic-properties fo:min-height="15.702cm"/>
    </style:style>
    <style:style style:name="pr9" style:family="presentation" style:parent-style-name="Default-outline1">
      <style:graphic-properties fo:min-height="16.265cm"/>
    </style:style>
    <style:style style:name="pr10" style:family="presentation" style:parent-style-name="Default-outline1">
      <style:graphic-properties fo:min-height="14.898cm"/>
    </style:style>
    <style:style style:name="pr11" style:family="presentation" style:parent-style-name="Default-outline1">
      <style:graphic-properties fo:min-height="13.909cm"/>
    </style:style>
    <style:style style:name="pr12" style:family="presentation" style:parent-style-name="Default-outline1">
      <style:graphic-properties fo:min-height="14.426cm"/>
    </style:style>
    <style:style style:name="pr13" style:family="presentation" style:parent-style-name="Default-outline1">
      <style:graphic-properties fo:min-height="15.692cm"/>
    </style:style>
    <style:style style:name="pr14" style:family="presentation" style:parent-style-name="Default-outline1">
      <style:graphic-properties fo:min-height="15.424cm"/>
    </style:style>
    <style:style style:name="pr15" style:family="presentation" style:parent-style-name="Default-outline1">
      <style:graphic-properties fo:min-height="15.406cm"/>
    </style:style>
    <style:style style:name="pr16" style:family="presentation" style:parent-style-name="Default-title">
      <style:graphic-properties fo:min-height="3.625cm"/>
    </style:style>
    <style:style style:name="pr17" style:family="presentation" style:parent-style-name="Default-outline1">
      <style:graphic-properties fo:min-height="3.952cm"/>
    </style:style>
    <style:style style:name="pr18" style:family="presentation" style:parent-style-name="Default-outline1">
      <style:graphic-properties fo:min-height="14.644cm"/>
    </style:style>
    <style:style style:name="pr19" style:family="presentation" style:parent-style-name="Default-outline1">
      <style:graphic-properties fo:min-height="3.213cm"/>
    </style:style>
    <style:style style:name="pr20" style:family="presentation" style:parent-style-name="Default-outline1">
      <style:graphic-properties fo:min-height="3.214cm"/>
    </style:style>
    <style:style style:name="pr21" style:family="presentation" style:parent-style-name="Default-title">
      <style:graphic-properties fo:min-height="2.465cm"/>
    </style:style>
    <style:style style:name="pr22" style:family="presentation" style:parent-style-name="Default-outline1">
      <style:graphic-properties fo:min-height="3.976cm"/>
    </style:style>
    <style:style style:name="pr23" style:family="presentation" style:parent-style-name="Default-outline1">
      <style:graphic-properties fo:min-height="13.874cm"/>
    </style:style>
    <style:style style:name="pr24" style:family="presentation" style:parent-style-name="Default-title">
      <style:graphic-properties draw:auto-grow-height="true" fo:min-height="3.506cm"/>
    </style:style>
    <style:style style:name="pr25" style:family="presentation" style:parent-style-name="Default-outline1">
      <style:graphic-properties fo:min-height="5.754cm"/>
    </style:style>
    <style:style style:name="pr26" style:family="presentation" style:parent-style-name="Default-outline1">
      <style:graphic-properties fo:min-height="7.47cm"/>
    </style:style>
    <style:style style:name="pr27" style:family="presentation" style:parent-style-name="Default-outline1">
      <style:graphic-properties fo:min-height="6.262cm"/>
    </style:style>
    <style:style style:name="pr28" style:family="presentation" style:parent-style-name="Default-outline1">
      <style:graphic-properties fo:min-height="8.89cm"/>
    </style:style>
    <style:style style:name="pr29" style:family="presentation" style:parent-style-name="Default-outline1">
      <style:graphic-properties fo:min-height="6.932cm"/>
    </style:style>
    <style:style style:name="pr30" style:family="presentation" style:parent-style-name="Default-outline1">
      <style:graphic-properties fo:min-height="7.62cm"/>
    </style:style>
    <style:style style:name="pr31" style:family="presentation" style:parent-style-name="Default-outline1">
      <style:graphic-properties fo:min-height="7.431cm"/>
    </style:style>
    <style:style style:name="pr32" style:family="presentation" style:parent-style-name="Default-outline1">
      <style:graphic-properties fo:min-height="7.572cm"/>
    </style:style>
    <style:style style:name="pr33" style:family="presentation" style:parent-style-name="Default-outline1">
      <style:graphic-properties fo:min-height="7.491cm"/>
    </style:style>
    <style:style style:name="pr34" style:family="presentation" style:parent-style-name="Default-outline1">
      <style:graphic-properties fo:min-height="8.931cm"/>
    </style:style>
    <style:style style:name="pr35" style:family="presentation" style:parent-style-name="Default-outline1">
      <style:graphic-properties fo:min-height="3.85cm"/>
    </style:style>
    <style:style style:name="pr36" style:family="presentation" style:parent-style-name="Default-outline1">
      <style:graphic-properties fo:min-height="8.883cm"/>
    </style:style>
    <style:style style:name="pr37" style:family="presentation" style:parent-style-name="Default-outline1">
      <style:graphic-properties fo:min-height="14.657cm"/>
    </style:style>
    <style:style style:name="pr38" style:family="presentation" style:parent-style-name="Default-outline1">
      <style:graphic-properties fo:min-height="10.503cm"/>
    </style:style>
    <style:style style:name="pr39" style:family="presentation" style:parent-style-name="Default-title">
      <style:graphic-properties draw:auto-grow-height="true" fo:min-height="3.549cm"/>
    </style:style>
    <style:style style:name="pr40" style:family="presentation" style:parent-style-name="Default-outline1">
      <style:graphic-properties fo:min-height="7.648cm"/>
    </style:style>
    <style:style style:name="pr41" style:family="presentation" style:parent-style-name="Default-outline1">
      <style:graphic-properties fo:min-height="7.113cm"/>
    </style:style>
    <style:style style:name="pr42" style:family="presentation" style:parent-style-name="Default-outline1">
      <style:graphic-properties fo:min-height="2.032cm"/>
    </style:style>
    <style:style style:name="pr43" style:family="presentation" style:parent-style-name="Default-outline1">
      <style:graphic-properties fo:min-height="14.312cm"/>
    </style:style>
    <style:style style:name="pr44" style:family="presentation" style:parent-style-name="Default-outline1">
      <style:graphic-properties fo:min-height="14.939cm"/>
    </style:style>
    <style:style style:name="pr45" style:family="presentation" style:parent-style-name="Default-outline1">
      <style:graphic-properties fo:min-height="5.116cm"/>
    </style:style>
    <style:style style:name="pr46" style:family="presentation" style:parent-style-name="Default-outline1">
      <style:graphic-properties fo:min-height="9.906cm"/>
    </style:style>
    <style:style style:name="pr47" style:family="presentation" style:parent-style-name="Default-outline1">
      <style:graphic-properties fo:min-height="12.192cm"/>
    </style:style>
    <style:style style:name="pr48" style:family="presentation" style:parent-style-name="Default-outline1">
      <style:graphic-properties fo:min-height="2.533cm"/>
    </style:style>
    <style:style style:name="pr49" style:family="presentation" style:parent-style-name="Default-outline1">
      <style:graphic-properties fo:min-height="12.805cm"/>
    </style:style>
    <style:style style:name="pr50" style:family="presentation" style:parent-style-name="Default-outline1">
      <style:graphic-properties fo:min-height="2.584cm"/>
    </style:style>
    <style:style style:name="pr51" style:family="presentation" style:parent-style-name="Default-outline1">
      <style:graphic-properties fo:min-height="10.414cm"/>
    </style:style>
    <style:style style:name="pr52" style:family="presentation" style:parent-style-name="Default-outline1">
      <style:graphic-properties fo:min-height="10.671cm"/>
    </style:style>
    <style:style style:name="pr53" style:family="presentation" style:parent-style-name="Default-outline1">
      <style:graphic-properties fo:min-height="9.464cm"/>
    </style:style>
    <style:style style:name="pr54" style:family="presentation" style:parent-style-name="Default-outline1">
      <style:graphic-properties fo:min-height="13.439cm"/>
    </style:style>
    <style:style style:name="pr55" style:family="presentation" style:parent-style-name="Default-outline1">
      <style:graphic-properties fo:min-height="15.078cm"/>
    </style:style>
    <style:style style:name="pr56" style:family="presentation" style:parent-style-name="Default-title">
      <style:graphic-properties fo:min-height="2.719cm"/>
    </style:style>
    <style:style style:name="pr57" style:family="presentation" style:parent-style-name="Default-outline1">
      <style:graphic-properties fo:min-height="14.87cm"/>
    </style:style>
    <style:style style:name="pr58" style:family="presentation" style:parent-style-name="Default-outline1">
      <style:graphic-properties fo:min-height="15.42cm"/>
    </style:style>
    <style:style style:name="pr59" style:family="presentation" style:parent-style-name="Default-title">
      <style:graphic-properties fo:min-height="2.973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co3" style:family="table-column">
      <style:table-column-properties style:column-width="9.142cm" style:use-optimal-column-width="false"/>
    </style:style>
    <style:style style:name="co4" style:family="table-column">
      <style:table-column-properties style:column-width="9.148cm" style:use-optimal-column-width="false"/>
    </style:style>
    <style:style style:name="co5" style:family="table-column">
      <style:table-column-properties style:column-width="12.571cm" style:use-optimal-column-width="false"/>
    </style:style>
    <style:style style:name="co6" style:family="table-column">
      <style:table-column-properties style:column-width="12.575cm" style:use-optimal-column-width="false"/>
    </style:style>
    <style:style style:name="co7" style:family="table-column">
      <style:table-column-properties style:column-width="9.141cm" style:use-optimal-column-width="false"/>
    </style:style>
    <style:style style:name="co8" style:family="table-column">
      <style:table-column-properties style:column-width="9.147cm" style:use-optimal-column-width="false"/>
    </style:style>
    <style:style style:name="ro1" style:family="table-row">
      <style:table-row-properties style:row-height="1.807cm"/>
    </style:style>
    <style:style style:name="ro2" style:family="table-row">
      <style:table-row-properties style:row-height="5.812cm"/>
    </style:style>
    <style:style style:name="ro3" style:family="table-row">
      <style:table-row-properties style:row-height="1.466cm"/>
    </style:style>
    <style:style style:name="ro4" style:family="table-row">
      <style:table-row-properties style:row-height="9.963cm"/>
    </style:style>
    <style:style style:name="ro5" style:family="table-row">
      <style:table-row-properties style:row-height="0.954cm"/>
    </style:style>
    <style:style style:name="ro6" style:family="table-row">
      <style:table-row-properties style:row-height="1.329cm"/>
    </style:style>
    <style:style style:name="ro7" style:family="table-row">
      <style:table-row-properties style:row-height="10.911cm"/>
    </style:style>
    <style:style style:name="ro8" style:family="table-row">
      <style:table-row-properties style:row-height="2.175cm"/>
    </style:style>
    <style:style style:name="ro9" style:family="table-row">
      <style:table-row-properties style:row-height="9.812cm"/>
    </style:style>
    <style:style style:name="ro10" style:family="table-row">
      <style:table-row-properties style:row-height="1.899cm"/>
    </style:style>
    <style:style style:name="ro11" style:family="table-row">
      <style:table-row-properties style:row-height="8.563cm"/>
    </style:style>
    <style:style style:name="ce1" style:family="table-cell">
      <style:graphic-properties style:repeat="repeat"/>
      <style:paragraph-properties fo:text-align="center"/>
      <style:text-properties fo:font-family="'DejaVu Sans'" style:font-family-generic="swiss" style:font-pitch="variable" fo:font-size="24pt" style:font-size-asian="24pt" style:font-size-complex="24pt"/>
    </style:style>
    <style:style style:name="ce2" style:family="table-cell">
      <style:graphic-properties style:repeat="repeat"/>
      <style:paragraph-properties fo:text-align="center"/>
      <style:text-properties fo:font-size="24pt" style:font-size-asian="24pt" style:font-size-complex="24pt"/>
    </style:style>
    <style:style style:name="ce3" style:family="table-cell">
      <style:graphic-properties style:repeat="repeat"/>
      <style:text-properties fo:font-size="24pt" style:font-size-asian="24pt" style:font-size-complex="24pt"/>
    </style:style>
    <style:style style:name="ce4" style:family="table-cell">
      <style:graphic-properties style:repeat="repeat"/>
      <style:paragraph-properties fo:text-align="center"/>
    </style:style>
    <style:style style:name="ce5" style:family="table-cell">
      <style:graphic-properties style:repeat="repeat"/>
      <style:paragraph-properties fo:text-align="center"/>
      <style:text-properties fo:font-family="'DejaVu Sans'" style:font-family-generic="swiss" style:font-pitch="variable"/>
    </style:style>
    <style:style style:name="ce6" style:family="table-cell">
      <style:graphic-properties style:repeat="repeat"/>
      <style:text-properties fo:font-family="'DejaVu Sans'" style:font-family-generic="swiss" style:font-pitch="variable" fo:font-size="16pt" style:font-size-asian="16pt" style:font-size-complex="16pt"/>
    </style:style>
    <style:style style:name="ce7" style:family="table-cell">
      <style:graphic-properties style:repeat="repeat"/>
      <style:text-properties fo:font-family="'DejaVu Sans'" style:font-family-generic="swiss" style:font-pitch="variable" fo:font-size="24pt" style:font-size-asian="24pt" style:font-size-complex="24pt"/>
    </style:style>
    <style:style style:name="P1" style:family="paragraph">
      <style:paragraph-properties fo:margin-top="0cm" fo:margin-bottom="0cm"/>
    </style:style>
    <style:style style:name="P2" style:family="paragraph">
      <style:paragraph-properties fo:margin-top="0cm" fo:margin-bottom="0cm" style:text-autospace="none"/>
    </style:style>
    <style:style style:name="P3" style:family="paragraph">
      <style:paragraph-properties fo:margin-top="0cm" fo:margin-bottom="0.508cm" style:text-autospace="none"/>
    </style:style>
    <style:style style:name="P4" style:family="paragraph">
      <style:paragraph-properties fo:margin-top="0cm" fo:margin-bottom="0.508cm"/>
    </style:style>
    <style:style style:name="P5" style:family="paragraph">
      <style:text-properties fo:font-size="20pt"/>
    </style:style>
    <style:style style:name="P6" style:family="paragraph">
      <style:paragraph-properties fo:text-align="center"/>
    </style:style>
    <style:style style:name="P7" style:family="paragraph">
      <style:paragraph-properties fo:margin-top="0cm" fo:margin-bottom="0cm"/>
      <style:text-properties fo:font-size="26pt" style:font-size-asian="26pt" style:font-size-complex="26pt"/>
    </style:style>
    <style:style style:name="P8" style:family="paragraph">
      <style:text-properties fo:font-size="26pt" style:font-size-asian="26pt" style:font-size-complex="26pt"/>
    </style:style>
    <style:style style:name="P9" style:family="paragraph">
      <style:paragraph-properties fo:margin-top="0cm" fo:margin-bottom="0cm"/>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family="Arial" style:font-family-generic="swiss" style:font-pitch="variable" fo:font-size="40pt" style:font-size-asian="40pt" style:font-size-complex="40pt"/>
    </style:style>
    <style:style style:name="T3" style:family="text">
      <style:text-properties fo:font-family="Arial" style:font-family-generic="swiss" style:font-pitch="variable"/>
    </style:style>
    <style:style style:name="T4" style:family="text">
      <style:text-properties fo:font-family="'DejaVu Sans Condensed'" style:font-family-generic="swiss" style:font-pitch="variable"/>
    </style:style>
    <style:style style:name="T5" style:family="text">
      <style:text-properties fo:font-family="'DejaVu Sans'" style:font-family-generic="swiss" style:font-pitch="variable" fo:font-size="28pt" style:font-size-asian="28pt" style:font-size-complex="28pt"/>
    </style:style>
    <style:style style:name="T6" style:family="text">
      <style:text-properties fo:font-family="'DejaVu Sans'" style:font-family-generic="swiss" style:font-pitch="variable"/>
    </style:style>
    <style:style style:name="T7" style:family="text">
      <style:text-properties fo:font-family="'DejaVu Sans'" style:font-family-generic="swiss" style:font-pitch="variable" fo:font-size="32pt" style:font-size-asian="32pt" style:font-size-complex="32pt"/>
    </style:style>
    <style:style style:name="T8" style:family="text">
      <style:text-properties fo:font-family="'DejaVu Sans'" style:font-family-generic="swiss" style:font-pitch="variable" fo:font-size="24pt" style:font-family-asian="PLTypewriter9-Regular" style:font-family-generic-asian="modern" style:font-size-asian="24pt" style:font-family-complex="PLTypewriter9-Regular" style:font-family-generic-complex="modern" style:font-size-complex="24pt"/>
    </style:style>
    <style:style style:name="T9" style:family="text">
      <style:text-properties fo:font-family="Arial" style:font-family-generic="swiss" style:font-pitch="variable" fo:font-size="32pt" style:font-size-asian="32pt" style:font-size-complex="32pt"/>
    </style:style>
    <style:style style:name="T10" style:family="text">
      <style:text-properties fo:font-family="'DejaVu Sans'" style:font-family-generic="swiss" style:font-pitch="variable" fo:font-size="18pt" style:font-family-asian="PLTypewriter9-Regular" style:font-family-generic-asian="modern" style:font-size-asian="18pt" style:font-family-complex="PLTypewriter9-Regular" style:font-family-generic-complex="modern" style:font-size-complex="18pt"/>
    </style:style>
    <style:style style:name="T11" style:family="text">
      <style:text-properties fo:font-family="'DejaVu Sans'" style:font-family-generic="swiss" style:font-pitch="variable" fo:font-size="24pt" style:font-size-asian="24pt" style:font-size-complex="24pt"/>
    </style:style>
    <style:style style:name="T12"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DejaVu Sans Mono'" style:font-family-generic-asian="modern" style:font-pitch-asian="fixed" style:font-size-asian="32pt" style:font-style-asian="normal" style:font-weight-asian="normal" style:font-family-complex="'DejaVu Sans Mono'" style:font-family-generic-complex="modern" style:font-pitch-complex="fixed" style:font-size-complex="3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DejaVu Sans'" style:font-family-generic="swiss" style:font-pitch="variable" fo:font-size="32pt" fo:font-style="normal" fo:text-shadow="none" style:text-underline-style="none" fo:font-weight="normal" style:letter-kerning="true" style:font-family-asian="'DejaVu Sans Mono'" style:font-family-generic-asian="modern" style:font-pitch-asian="fixed" style:font-size-asian="32pt" style:font-style-asian="normal" style:font-weight-asian="normal" style:font-family-complex="'DejaVu Sans Mono'" style:font-family-generic-complex="modern" style:font-pitch-complex="fixed" style:font-size-complex="32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DejaVu Sans Mono'" style:font-family-generic-asian="modern" style:font-pitch-asian="fixed" style:font-size-asian="32pt" style:font-style-asian="normal" style:font-weight-asian="normal" style:font-family-complex="'DejaVu Sans Mono'" style:font-family-generic-complex="modern" style:font-pitch-complex="fixed" style:font-size-complex="32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DejaVu Sans'" style:font-family-generic="swiss" style:font-pitch="variable" fo:font-size="24pt" fo:font-style="normal" fo:text-shadow="none" style:text-underline-style="none" fo:font-weight="normal" style:letter-kerning="true" style:font-family-asian="'DejaVu Sans Mono'" style:font-family-generic-asian="modern" style:font-pitch-asian="fixed" style:font-size-asian="24pt" style:font-style-asian="normal" style:font-weight-asian="normal" style:font-family-complex="'DejaVu Sans Mono'"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family="'DejaVu Sans'" style:font-family-generic="swiss" style:font-pitch="variable" fo:font-size="12pt" style:font-size-asian="12pt" style:font-size-complex="12pt"/>
    </style:style>
    <style:style style:name="T19" style:family="text">
      <style:text-properties fo:font-family="'DejaVu Sans'" style:font-family-generic="swiss" style:font-pitch="variable" fo:font-size="14pt" fo:font-weight="bold" style:font-family-asian="Arial" style:font-family-generic-asian="swiss" style:font-size-asian="14pt" style:font-weight-asian="bold" style:font-family-complex="Arial" style:font-family-generic-complex="swiss" style:font-size-complex="14pt" style:font-weight-complex="bold"/>
    </style:style>
    <style:style style:name="T20" style:family="text">
      <style:text-properties style:use-window-font-color="true" style:text-outline="false" style:text-line-through-style="none" fo:font-family="'DejaVu Sans'" style:font-family-generic="swiss" style:font-pitch="variable" fo:font-size="14pt" fo:font-style="normal" fo:text-shadow="none" style:text-underline-style="none" fo:font-weight="bold" style:letter-kerning="true" style:font-family-asian="'DejaVu Sans Mono'" style:font-family-generic-asian="modern" style:font-pitch-asian="fixed" style:font-size-asian="14pt" style:font-style-asian="normal" style:font-weight-asian="bold" style:font-family-complex="'DejaVu Sans Mono'" style:font-family-generic-complex="modern" style:font-pitch-complex="fixed" style:font-size-complex="14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fo:font-family="'DejaVu Sans'" style:font-family-generic="swiss" style:font-pitch="variable" fo:font-size="14pt" fo:font-style="normal" fo:text-shadow="none" style:text-underline-style="none" fo:font-weight="bold" style:letter-kerning="true" style:font-family-asian="'DejaVu Sans Mono'" style:font-family-generic-asian="modern" style:font-pitch-asian="fixed" style:font-size-asian="14pt" style:font-style-asian="normal" style:font-weight-asian="bold" style:font-family-complex="'DejaVu Sans Mono'" style:font-family-generic-complex="modern" style:font-pitch-complex="fixed" style:font-size-complex="14pt" style:font-style-complex="normal" style:font-weight-complex="bold" style:text-emphasize="none" style:font-relief="none" style:text-overline-style="none" style:text-overline-color="font-color"/>
    </style:style>
    <style:style style:name="T22" style:family="text">
      <style:text-properties fo:font-family="'DejaVu Sans'" style:font-family-generic="swiss" style:font-pitch="variable" fo:font-size="12pt" fo:font-weight="bold" style:font-family-asian="Arial" style:font-family-generic-asian="swiss" style:font-size-asian="12pt" style:font-weight-asian="bold" style:font-family-complex="Arial" style:font-family-generic-complex="swiss" style:font-size-complex="12pt" style:font-weight-complex="bold"/>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tyle="italic" style:text-underline-style="none" style:font-style-asian="italic" style:font-style-complex="italic"/>
    </style:style>
    <style:style style:name="T25" style:family="text">
      <style:text-properties fo:font-size="24pt" style:font-size-asian="24pt" style:font-size-complex="24pt"/>
    </style:style>
    <style:style style:name="T26" style:family="text">
      <style:text-properties fo:font-family="'DejaVu Sans'" style:font-family-generic="swiss" style:font-pitch="variable" fo:font-weight="normal" style:font-weight-asian="normal" style:font-weight-complex="normal"/>
    </style:style>
    <style:style style:name="T27" style:family="text">
      <style:text-properties fo:font-family="'DejaVu Sans'" style:font-family-generic="swiss" style:font-pitch="variable" fo:font-size="16pt" style:font-size-asian="16pt" style:font-size-complex="16pt"/>
    </style:style>
    <style:style style:name="T28" style:family="text">
      <style:text-properties fo:font-family="'DejaVu Sans'" style:font-family-generic="swiss" style:font-pitch="variable" fo:font-size="26pt" style:font-size-asian="26pt" style:font-size-complex="26pt"/>
    </style:style>
    <style:style style:name="T29" style:family="text">
      <style:text-properties fo:font-family="'DejaVu Sans'" style:font-family-generic="swiss" style:font-pitch="variable" fo:font-size="32pt" fo:font-style="italic" style:font-size-asian="32pt" style:font-style-asian="italic" style:font-size-complex="32pt" style:font-style-complex="italic"/>
    </style:style>
    <style:style style:name="T30" style:family="text">
      <style:text-properties fo:font-family="'DejaVu Sans'" style:font-family-generic="swiss" style:font-pitch="variable" fo:font-size="32pt" fo:font-style="normal" style:font-size-asian="32pt" style:font-style-asian="normal" style:font-size-complex="32pt" style:font-style-complex="normal"/>
    </style:style>
    <style:style style:name="T31" style:family="text">
      <style:text-properties fo:font-family="'DejaVu Sans'" style:font-family-generic="swiss" style:font-pitch="variable" fo:font-size="26pt" fo:font-style="normal" style:font-size-asian="26pt" style:font-style-asian="normal" style:font-size-complex="26pt" style:font-style-complex="normal"/>
    </style:style>
    <style:style style:name="T32" style:family="text">
      <style:text-properties fo:font-family="Arial" style:font-family-generic="swiss" style:font-pitch="variable" fo:font-size="32pt" fo:font-style="normal" style:font-size-asian="32pt" style:font-style-asian="normal" style:font-size-complex="32pt" style:font-style-complex="normal"/>
    </style:style>
    <style:style style:name="T33" style:family="text">
      <style:text-properties fo:font-size="32pt" style:font-size-asian="32pt" style:font-size-complex="32pt"/>
    </style:style>
    <style:style style:name="T34" style:family="text">
      <style:text-properties fo:font-size="32pt" fo:font-style="italic" style:font-size-asian="32pt" style:font-style-asian="italic" style:font-size-complex="32pt" style:font-style-complex="italic"/>
    </style:style>
    <style:style style:name="T35" style:family="text">
      <style:text-properties fo:font-family="'DejaVu Sans'" style:font-family-generic="swiss" style:font-pitch="variable" fo:font-size="24pt" style:text-underline-style="none"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text:span text:style-name="T1">Approaching Agda</text:span></text:p>
            <text:p><text:span text:style-name="T1"/></text:p>
            <text:p><text:span text:style-name="T1">or</text:span></text:p>
            <text:p><text:span text:style-name="T1"/></text:p>
            <text:p><text:span text:style-name="T1">Coq'n'Agda'n'Idris</text:span></text:p>
            <text:p><text:span text:style-name="T1">(Especially the Agda Part)</text:span></text:p>
            <text:p><text:span text:style-name="T2"/></text:p>
            <text:p><text:span text:style-name="T3">Adrian King</text:span></text:p>
            <text:p><text:span text:style-name="T3">16 May 2016</text:span></text:p>
            <text:p><text:span text:style-name="T4"/></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5.437cm" svg:x="1.4cm" svg:y="0.711cm" presentation:class="title" presentation:user-transformed="true">
          <draw:text-box>
            <text:p>Part 0 (Magic for Beginners):<text:line-break/>Dependent Types<text:line-break/>and Types as Propositions</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4" draw:layer="layout" svg:width="25.199cm" svg:height="3.506cm" svg:x="1.4cm" svg:y="0.837cm" presentation:class="title">
          <draw:text-box>
            <text:p>Non-Dependent Types<text:line-break/>Parameterized by Types</text:p>
          </draw:text-box>
        </draw:frame>
        <draw:frame presentation:style-name="pr5" draw:layer="layout" svg:width="12.296cm" svg:height="13.859cm" svg:x="1.4cm" svg:y="5.334cm" presentation:class="outline" presentation:user-transformed="true">
          <draw:text-box>
            <text:list text:style-name="L2">
              <text:list-item>
                <text:p>In a language like Haskell, you can declare a type constructor that takes a type as a parameter:</text:p>
                <text:p text:style-name="P1"><text:span text:style-name="T5">data List a =</text:span></text:p>
                <text:p text:style-name="P1"><text:span text:style-name="T5"><text:s text:c="4"/></text:span><text:span text:style-name="T5">Nil | Cons a (List a)</text:span></text:p>
              </text:list-item>
            </text:list>
          </draw:text-box>
        </draw:frame>
        <draw:frame presentation:style-name="pr5" draw:layer="layout" svg:width="12.296cm" svg:height="13.859cm" svg:x="14.311cm" svg:y="5.334cm" presentation:class="outline" presentation:user-transformed="true">
          <draw:text-box>
            <text:list text:style-name="L2">
              <text:list-item>
                <text:p><text:span text:style-name="T6">a</text:span> can be bound to any type.</text:p>
              </text:list-item>
              <text:list-item>
                <text:p><text:span text:style-name="T6">List</text:span> isn't a type itself, but a sort of type-level function that returns a type when given a type argument, like:</text:p>
                <text:p><text:span text:style-name="T5"><text:s text:c="4"/></text:span><text:span text:style-name="T5">List Int</text:span></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Dependent Types<text:line-break/>Parameterized by Values</text:p>
          </draw:text-box>
        </draw:frame>
        <draw:frame presentation:style-name="pr6" draw:layer="layout" svg:width="24.762cm" svg:height="14.716cm" svg:x="1.4cm" svg:y="4.914cm" presentation:class="outline" presentation:user-transformed="true">
          <draw:text-box>
            <text:list text:style-name="L2">
              <text:list-item>
                <text:p>An Agda type can be parameterized by a value that is not a type, such as a natural number (<text:span text:style-name="T7">ℕ)</text:span>:</text:p>
              </text:list-item>
            </text:list>
            <text:p text:style-name="P2"><text:span text:style-name="T8"><text:s text:c="8"/></text:span><text:span text:style-name="T8">data Vec (A : Set) : ℕ → Set where</text:span></text:p>
            <text:p text:style-name="P2"><text:span text:style-name="T8"><text:s text:c="12"/></text:span><text:span text:style-name="T8">[] : Vec A zero</text:span></text:p>
            <text:p text:style-name="P3"><text:span text:style-name="T8"><text:s text:c="12"/></text:span><text:span text:style-name="T8">_∷_ : {n : ℕ} → A → Vec A n → Vec A (suc n)</text:span></text:p>
            <text:list text:continue-numbering="true" text:style-name="L2">
              <text:list-item>
                <text:p><text:span text:style-name="T9">A </text:span><text:span text:style-name="T7">Vec</text:span><text:span text:style-name="T9"> is a list of a specified length. </text:span><text:span text:style-name="T7">Vec Nat 3</text:span><text:span text:style-name="T9"> is a list of 3 </text:span><text:span text:style-name="T7">Nat</text:span><text:span text:style-name="T9">s.</text:span></text:p>
              </text:list-item>
              <text:list-item>
                <text:p><text:span text:style-name="T9">Being able to refer to values in types makes types more expressive.</text:span></text:p>
              </text:list-item>
            </text:list>
            <text:p text:style-name="P2"><text:span text:style-name="T10"/></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frame presentation:style-name="pr4" draw:layer="layout" svg:width="25.199cm" svg:height="3.506cm" svg:x="1.4cm" svg:y="0.837cm" presentation:class="title">
          <draw:text-box>
            <text:p>But Wait,<text:line-break/>There's More!</text:p>
          </draw:text-box>
        </draw:frame>
        <draw:frame presentation:style-name="pr7" draw:layer="layout" svg:width="25.27cm" svg:height="14.195cm" svg:x="1.4cm" svg:y="4.914cm" presentation:class="outline" presentation:user-transformed="true">
          <draw:text-box>
            <text:list text:style-name="L2">
              <text:list-item>
                <text:p>Values in dependent types are not limited to constant arguments to datatype constructors:</text:p>
              </text:list-item>
            </text:list>
            <text:p text:style-name="P1"><text:span text:style-name="T11"><text:s text:c="8"/></text:span><text:span text:style-name="T11">_++_ :</text:span></text:p>
            <text:p text:style-name="P1"><text:span text:style-name="T11"><text:s text:c="10"/></text:span><text:span text:style-name="T11">{A : Set} {m n : ℕ} →</text:span></text:p>
            <text:p text:style-name="P1"><text:span text:style-name="T11"><text:s text:c="12"/></text:span><text:span text:style-name="T11">Vec A m → Vec A n → Vec A (m + n)</text:span></text:p>
            <text:p text:style-name="P1"><text:span text:style-name="T11"><text:s text:c="8"/></text:span><text:span text:style-name="T11">[] ++ as = as</text:span></text:p>
            <text:p text:style-name="P4"><text:span text:style-name="T11"><text:s text:c="8"/></text:span><text:span text:style-name="T11">(h ∷ t) ++ as = h ∷ (t ++ as)</text:span></text:p>
            <text:list text:continue-numbering="true" text:style-name="L2">
              <text:list-item>
                <text:p text:style-name="P4"><text:span text:style-name="T7">++</text:span><text:span text:style-name="T9"> is a function that takes two vectors of sizes </text:span><text:span text:style-name="T7">m</text:span><text:span text:style-name="T9"> and </text:span><text:span text:style-name="T7">n</text:span><text:span text:style-name="T9"> and returns one of size </text:span><text:span text:style-name="T7">m + n</text:span><text:span text:style-name="T9">.</text:span></text:p>
              </text:list-item>
              <text:list-item>
                <text:p text:style-name="P4"><text:span text:style-name="T9">Note that </text:span><text:span text:style-name="T7">m + n</text:span><text:span text:style-name="T9"> is a function call</text:span><text:span text:style-name="T12">—you can do arbitrary computation inside a type expression.</text:span></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presentation:style-name="pr4" draw:layer="layout" svg:width="25.199cm" svg:height="3.506cm" svg:x="1.452cm" svg:y="0.706cm" presentation:class="title" presentation:user-transformed="true">
          <draw:text-box>
            <text:p>As If That Weren't Enough:<text:line-break/>The Curry-Howard Correspondence</text:p>
          </draw:text-box>
        </draw:frame>
        <draw:frame presentation:style-name="pr8" draw:layer="layout" svg:width="26.416cm" svg:height="15.702cm" svg:x="1.047cm" svg:y="4.665cm" presentation:class="outline" presentation:user-transformed="true">
          <draw:text-box>
            <text:list text:style-name="L2">
              <text:list-item>
                <text:p>Haskell Curry and William Alvin Howard (among others) developed the idea that a type corresponds to a logical proposition, and values of the type to proofs of the proposition.</text:p>
              </text:list-item>
              <text:list-item>
                <text:p><text:span text:style-name="T6">42</text:span> is a proof of <text:span text:style-name="T13">ℕ</text:span><text:span text:style-name="T14">.</text:span></text:p>
              </text:list-item>
              <text:list-item>
                <text:p><text:span text:style-name="T14">Less trivially, if we are given:</text:span></text:p>
              </text:list-item>
            </text:list>
            <text:p text:style-name="P1"><text:span text:style-name="T15"><text:s text:c="2"/></text:span><text:span text:style-name="T15">data composite : ℕ → Set where</text:span></text:p>
            <text:p text:style-name="P4"><text:span text:style-name="T15"><text:s text:c="4"/></text:span><text:span text:style-name="T15">p22 : (m n : ℕ) → composite ((suc (suc m)) * (suc (suc n)))</text:span></text:p>
            <text:list text:continue-numbering="true" text:style-name="L2">
              <text:list-header>
                <text:p text:style-name="P4"><text:span text:style-name="T14">then </text:span><text:span text:style-name="T13">composite 6</text:span><text:span text:style-name="T14"> is a type (and therefore a proposition) with proof:</text:span></text:p>
              </text:list-header>
            </text:list>
            <text:p text:style-name="P1"><text:span text:style-name="T15"><text:s text:c="38"/></text:span><text:span text:style-name="T15">p22 (suc zero) zero</text:span></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draw:frame presentation:style-name="pr4" draw:layer="layout" svg:width="25.199cm" svg:height="3.506cm" svg:x="1.4cm" svg:y="0.837cm" presentation:class="title">
          <draw:text-box>
            <text:p>Why You Are Thrilled</text:p>
          </draw:text-box>
        </draw:frame>
        <draw:frame presentation:style-name="pr9" draw:layer="layout" svg:width="25.27cm" svg:height="16.265cm" svg:x="1.4cm" svg:y="4.572cm" presentation:class="outline" presentation:user-transformed="true">
          <draw:text-box>
            <text:list text:style-name="L2">
              <text:list-item>
                <text:p>Dependent types are expressive enough to describe what your code does in a lot more detail than other type systems.</text:p>
              </text:list-item>
              <text:list-item>
                <text:p>Dependent types let you do rigorous mathematical proofs.</text:p>
              </text:list-item>
              <text:list-item>
                <text:p>But so what?</text:p>
              </text:list-item>
              <text:list-item>
                <text:p>The promise is this: you can use dependent types to write detailed, machine- (and human-!) readable specifications for your code, and prove the code correct.</text:p>
              </text:list-item>
              <text:list-item>
                <text:p>No bugs, ever!</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draw:frame presentation:style-name="pr4" draw:layer="layout" svg:width="25.199cm" svg:height="3.506cm" svg:x="1.4cm" svg:y="0.837cm" presentation:class="title">
          <draw:text-box>
            <text:p>Why You Are Cynical</text:p>
          </draw:text-box>
        </draw:frame>
        <draw:frame presentation:style-name="pr5" draw:layer="layout" svg:width="24.83cm" svg:height="13.859cm" svg:x="1.778cm" svg:y="4.915cm" presentation:class="outline" presentation:user-transformed="true">
          <draw:text-box>
            <text:list text:style-name="L2">
              <text:list-item>
                <text:p>The dependent type promise has two catches:</text:p>
                <text:list>
                  <text:list-item>
                    <text:p>The compiler may need help proving that your code meets your specifications (sometimes a <text:span text:style-name="T16">lot of help)</text:span>.</text:p>
                  </text:list-item>
                  <text:list-item>
                    <text:p>Specifications may be harder to write than code (sometimes a <text:span text:style-name="T16">lot</text:span> harder).</text:p>
                  </text:list-item>
                </text:list>
              </text:list-item>
              <text:list-item>
                <text:p>Large-scale programming with dependent types is still a work in progress.</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Part 1:<text:line-break/>A Brief History</text:p>
          </draw:text-box>
        </draw:frame>
        <presentation:notes draw:style-name="dp2">
          <draw:page-thumbnail draw:style-name="gr1"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draw:frame presentation:style-name="pr4" draw:layer="layout" svg:width="25.199cm" svg:height="3.506cm" svg:x="1.4cm" svg:y="0.837cm" presentation:class="title">
          <draw:text-box>
            <text:p>Computers Prove Theorems</text:p>
          </draw:text-box>
        </draw:frame>
        <draw:frame presentation:style-name="pr10" draw:layer="layout" svg:width="12.57cm" svg:height="14.898cm" svg:x="1.4cm" svg:y="4.914cm" presentation:class="outline" presentation:user-transformed="true">
          <draw:text-box>
            <text:list text:style-name="L2">
              <text:list-item>
                <text:p>The first uses of computers to prove theorems date back to the 1950s when the first general-purpose computers appeared.</text:p>
              </text:list-item>
              <text:list-item>
                <text:p>Mathematical reasoning, when completely formalized, is an obvious target for automation.</text:p>
              </text:list-item>
            </text:list>
          </draw:text-box>
        </draw:frame>
        <draw:frame presentation:style-name="pr5" draw:layer="layout" svg:width="11.367cm" svg:height="13.859cm" svg:x="15.24cm" svg:y="4.914cm" presentation:class="outline" presentation:user-transformed="true">
          <draw:text-box>
            <text:list text:style-name="L2">
              <text:list-item>
                <text:p>Early theorem provers were not based on dependent types, but on simpler systems like Presburger arithmetic. </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draw:frame presentation:style-name="pr4" draw:layer="layout" svg:width="25.199cm" svg:height="3.506cm" svg:x="1.4cm" svg:y="0.837cm" presentation:class="title">
          <draw:text-box>
            <text:p>Computers Prove Theorems<text:line-break/>about Computer Programs</text:p>
          </draw:text-box>
        </draw:frame>
        <draw:frame presentation:style-name="pr5" draw:layer="layout" svg:width="10.03cm" svg:height="13.859cm" svg:x="1.4cm" svg:y="4.914cm" presentation:class="outline" presentation:user-transformed="true">
          <draw:text-box>
            <text:list text:style-name="L2">
              <text:list-item>
                <text:p>Writing correct programs is hard (duh).</text:p>
              </text:list-item>
              <text:list-item>
                <text:p>We'd like to make computer programs themselves the objects of automated reasoning.</text:p>
              </text:list-item>
            </text:list>
          </draw:text-box>
        </draw:frame>
        <draw:frame presentation:style-name="pr11" draw:layer="layout" svg:width="15.24cm" svg:height="13.909cm" svg:x="12.192cm" svg:y="4.914cm" presentation:class="outline" presentation:user-transformed="true">
          <draw:text-box>
            <text:list text:style-name="L2">
              <text:list-item>
                <text:p>From the <text:span text:style-name="T17">Stanford Pascal Verifier User Manual</text:span>, 1979:</text:p>
                <text:p><text:span text:style-name="T18"/></text:p>
              </text:list-item>
            </text:list>
            <text:p text:style-name="P2"><text:span text:style-name="T19">FUNCTION G(X0,Y0: INTEGER): INTEGER;</text:span></text:p>
            <text:p text:style-name="P2"><text:span text:style-name="T19">ENTRY X0&gt;0 </text:span><text:span text:style-name="T20">∧ Y0&gt;0;</text:span></text:p>
            <text:p text:style-name="P2"><text:span text:style-name="T20">EXIT G=GCD(X0,Y0);</text:span></text:p>
            <text:p text:style-name="P2"><text:span text:style-name="T20">VAR X,Y,R: INTEGER;</text:span></text:p>
            <text:p text:style-name="P2"><text:span text:style-name="T20">BEGIN</text:span></text:p>
            <text:p text:style-name="P2"><text:span text:style-name="T20"><text:s text:c="4"/></text:span><text:span text:style-name="T20">X ← X0; Y ← Y0;</text:span></text:p>
            <text:p text:style-name="P2"><text:span text:style-name="T20"><text:s text:c="4"/></text:span><text:span text:style-name="T20">REPEAT R ← MOD(X,Y);</text:span></text:p>
            <text:p text:style-name="P2"><text:span text:style-name="T20"><text:s text:c="17"/></text:span><text:span text:style-name="T20">X ← Y;</text:span></text:p>
            <text:p text:style-name="P2"><text:span text:style-name="T20"><text:s text:c="17"/></text:span><text:span text:style-name="T20">Y ← R</text:span></text:p>
            <text:p text:style-name="P2"><text:span text:style-name="T20"><text:s text:c="4"/></text:span><text:span text:style-name="T20">UNTIL Y = 0</text:span></text:p>
            <text:p text:style-name="P2"><text:span text:style-name="T20"><text:s text:c="4"/></text:span><text:span text:style-name="T20">INVARIANT GCD(X0,Y0) = GCD(X,Y) </text:span><text:span text:style-name="T21">∧ X &gt; 0 ∧ Y ≥ 0;</text:span></text:p>
            <text:p text:style-name="P2"><text:span text:style-name="T21"><text:s text:c="4"/></text:span><text:span text:style-name="T21">G ← X</text:span></text:p>
            <text:p text:style-name="P2"><text:span text:style-name="T21">END;</text:span></text:p>
            <text:p text:style-name="P2"><text:span text:style-name="T22"/></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draw:frame presentation:style-name="pr4" draw:layer="layout" svg:width="25.199cm" svg:height="3.506cm" svg:x="1.4cm" svg:y="0.837cm" presentation:class="title">
          <draw:text-box>
            <text:p>Proof Search</text:p>
          </draw:text-box>
        </draw:frame>
        <draw:frame presentation:style-name="pr5" draw:layer="layout" svg:width="12.296cm" svg:height="13.859cm" svg:x="1.4cm" svg:y="4.914cm" presentation:class="outline">
          <draw:text-box>
            <text:list text:style-name="L2">
              <text:list-item>
                <text:p><text:span text:style-name="T17">Proof search</text:span> tries to construct proofs without human input.</text:p>
              </text:list-item>
              <text:list-item>
                <text:p>The earliest computer theorem provers did proof search, but general proof search is really slow.</text:p>
              </text:list-item>
            </text:list>
          </draw:text-box>
        </draw:frame>
        <draw:frame presentation:style-name="pr5" draw:layer="layout" svg:width="12.296cm" svg:height="13.859cm" svg:x="14.311cm" svg:y="4.914cm" presentation:class="outline">
          <draw:text-box>
            <text:list text:style-name="L2">
              <text:list-item>
                <text:p>Prolog (Colmerauer, 1972) and subsequent logic programming languages can be viewed as doing proof search for clauses of a particular form.</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draw:frame presentation:style-name="pr4" draw:layer="layout" svg:width="25.199cm" svg:height="3.506cm" svg:x="1.4cm" svg:y="0.837cm" presentation:class="title">
          <draw:text-box>
            <text:p>Proof Checking</text:p>
          </draw:text-box>
        </draw:frame>
        <draw:frame presentation:style-name="pr5" draw:layer="layout" svg:width="12.296cm" svg:height="13.859cm" svg:x="1.4cm" svg:y="4.914cm" presentation:class="outline" presentation:user-transformed="true">
          <draw:text-box>
            <text:list text:style-name="L2">
              <text:list-item>
                <text:p><text:span text:style-name="T17">Proof checking</text:span> relies on a human being to construct a proof. The automated proof checker verifies that the proof is correct.</text:p>
              </text:list-item>
              <text:list-item>
                <text:p>In most type theories, it is much easier to check a proof than to construct one.</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draw:frame presentation:style-name="pr4" draw:layer="layout" svg:width="25.199cm" svg:height="3.506cm" svg:x="1.4cm" svg:y="0.837cm" presentation:class="title">
          <draw:text-box>
            <text:p>Typechecking vs. Inference</text:p>
          </draw:text-box>
        </draw:frame>
        <draw:frame presentation:style-name="pr12" draw:layer="layout" svg:width="12.296cm" svg:height="14.426cm" svg:x="1.4cm" svg:y="4.914cm" presentation:class="outline" presentation:user-transformed="true">
          <draw:text-box>
            <text:list text:style-name="L2">
              <text:list-item>
                <text:p>Compilers for statically typed languages do proof checking when they verify that type annotations in the program are correct.</text:p>
              </text:list-item>
              <text:list-item>
                <text:p>Type (or term) inference is a form of proof search, not proof checking.</text:p>
              </text:list-item>
            </text:list>
          </draw:text-box>
        </draw:frame>
        <draw:frame presentation:style-name="pr13" draw:layer="layout" svg:width="12.359cm" svg:height="16.958cm" svg:x="14.311cm" svg:y="4.914cm" presentation:class="outline" presentation:user-transformed="true">
          <draw:text-box>
            <text:list text:style-name="L2">
              <text:list-item>
                <text:p>Many statically typed languages perform type inference, at least in some contexts.</text:p>
              </text:list-item>
              <text:list-item>
                <text:p>In Agda mode in emacs, typing <text:span text:style-name="T23">CTRL</text:span>-C <text:span text:style-name="T23">CTRL</text:span>-A in a hole makes Agda perform a (limited) search for a term that works there (term inference).</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draw:frame presentation:style-name="pr4" draw:layer="layout" svg:width="25.199cm" svg:height="3.506cm" svg:x="1.4cm" svg:y="0.837cm" presentation:class="title">
          <draw:text-box>
            <text:p>Proof Assistants Based on<text:line-break/>Dependent Types</text:p>
          </draw:text-box>
        </draw:frame>
        <draw:frame presentation:style-name="pr12" draw:layer="layout" svg:width="12.296cm" svg:height="14.426cm" svg:x="1.4cm" svg:y="4.914cm" presentation:class="outline" presentation:user-transformed="true">
          <draw:text-box>
            <text:list text:style-name="L2">
              <text:list-item>
                <text:p>N. G. de Bruijn started the Automath project in 1967. It was the first to use dependent types.</text:p>
              </text:list-item>
              <text:list-item>
                <text:p>Automath's the type theory differed from more recent systems, which incorporate ideas of Per Martin-Löf (1960s<text:span text:style-name="T12">–</text:span>1980s).</text:p>
              </text:list-item>
            </text:list>
          </draw:text-box>
        </draw:frame>
        <draw:frame presentation:style-name="pr5" draw:layer="layout" svg:width="12.296cm" svg:height="13.859cm" svg:x="14.311cm" svg:y="4.914cm" presentation:class="outline" presentation:user-transformed="true">
          <draw:text-box>
            <text:list text:style-name="L2">
              <text:list-item>
                <text:p>De Bruijn argued that proofs should be represented as <text:span text:style-name="T24">proof objects</text:span>, that is, terms of a dependently typed language whose correctness can be verified by a typechecker.</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draw:frame presentation:style-name="pr4" draw:layer="layout" svg:width="25.199cm" svg:height="3.506cm" svg:x="1.4cm" svg:y="0.837cm" presentation:class="title">
          <draw:text-box>
            <text:p>Coq</text:p>
          </draw:text-box>
        </draw:frame>
        <draw:frame presentation:style-name="pr14" draw:layer="layout" svg:width="12.296cm" svg:height="15.424cm" svg:x="1.4cm" svg:y="4.914cm" presentation:class="outline" presentation:user-transformed="true">
          <draw:text-box>
            <text:list text:style-name="L2">
              <text:list-item>
                <text:p>Coq is the oldest of the languages we're looking at (1984).</text:p>
              </text:list-item>
              <text:list-item>
                <text:p>Developed by Thierry Coquand and <text:s/>Gérard Huet.</text:p>
              </text:list-item>
              <text:list-item>
                <text:p>Written in OCaml.</text:p>
              </text:list-item>
              <text:list-item>
                <text:p>Underlying type theory is called the Calculus of Constructions.</text:p>
              </text:list-item>
            </text:list>
          </draw:text-box>
        </draw:frame>
        <draw:frame presentation:style-name="pr5" draw:layer="layout" svg:width="12.296cm" svg:height="13.859cm" svg:x="14.311cm" svg:y="4.914cm" presentation:class="outline">
          <draw:text-box>
            <text:list text:style-name="L2">
              <text:list-item>
                <text:p>Coq is a big system that has been worked on by many people, with lots of libraries.</text:p>
              </text:list-item>
              <text:list-item>
                <text:p>Several well-known proofs have been done in Coq (e.g., the four color map theorem).</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draw:frame presentation:style-name="pr4" draw:layer="layout" svg:width="25.199cm" svg:height="3.506cm" svg:x="1.4cm" svg:y="0.837cm" presentation:class="title">
          <draw:text-box>
            <text:p>Agda and Idris</text:p>
          </draw:text-box>
        </draw:frame>
        <draw:frame presentation:style-name="pr13" draw:layer="layout" svg:width="11.046cm" svg:height="15.692cm" svg:x="1.4cm" svg:y="4.914cm" presentation:class="outline" presentation:user-transformed="true">
          <draw:text-box>
            <text:list text:style-name="L2">
              <text:list-item>
                <text:p>Agda was developed by Catarina Coquand and Ulf Norell; documented in Norell's PhD thesis (2007) at Chalmers University in Sweden.</text:p>
              </text:list-item>
              <text:list-item>
                <text:p>Underlying type theory derives from Zhaohui Luo's UTT.</text:p>
              </text:list-item>
            </text:list>
          </draw:text-box>
        </draw:frame>
        <draw:frame presentation:style-name="pr15" draw:layer="layout" svg:width="12.891cm" svg:height="15.406cm" svg:x="13.716cm" svg:y="4.914cm" presentation:class="outline" presentation:user-transformed="true">
          <draw:text-box>
            <text:list text:style-name="L2">
              <text:list-item>
                <text:p>Idris was created by Edwin Brady at the University of St. Andrews in Scotland.</text:p>
              </text:list-item>
              <text:list-item>
                <text:p>Work in progress since 2011.</text:p>
              </text:list-item>
              <text:list-item>
                <text:p>Brady is also an author of the language Whitespace, in which printing characters are ignored.</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6" draw:layer="layout" svg:width="25.199cm" svg:height="3.625cm" svg:x="1.4cm" svg:y="0.778cm" presentation:class="title" presentation:user-transformed="true">
          <draw:text-box>
            <text:p>Part 2:<text:line-break/>Installation</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presentation:user-transformed="true">
          <draw:text-box>
            <text:p text:style-name="P6">Not by Language Alone</text:p>
          </draw:text-box>
        </draw:frame>
        <draw:frame draw:style-name="standard" draw:layer="layout" svg:width="25.198cm" svg:height="9.955cm" svg:x="1.4cm" svg:y="9.906cm" presentation:class="table" presentation:user-transformed="true">
          <table:table table:template-name="gray" table:use-first-row-styles="true" table:use-banding-rows-styles="true">
            <table:table-column table:style-name="co1"/>
            <table:table-column table:style-name="co1"/>
            <table:table-column table:style-name="co2"/>
            <table:table-row table:style-name="ro1" table:default-cell-style-name="ce2">
              <table:table-cell table:style-name="ce1">
                <text:p text:style-name="P6"><text:span text:style-name="T11">Coq 8.4pl3</text:span></text:p>
              </table:table-cell>
              <table:table-cell>
                <text:p text:style-name="P6"><text:span text:style-name="T25">Agda 2.4.2.2</text:span></text:p>
              </table:table-cell>
              <table:table-cell>
                <text:p text:style-name="P6"><text:span text:style-name="T25">Idris 0.11</text:span></text:p>
              </table:table-cell>
            </table:table-row>
            <table:table-row table:style-name="ro2" table:default-cell-style-name="ce3">
              <table:table-cell>
                <text:list text:style-name="L3">
                  <text:list-item>
                    <text:p><text:span text:style-name="T25">emacs</text:span></text:p>
                  </text:list-item>
                  <text:list-item>
                    <text:p><text:span text:style-name="T25">Proof General (seems to be more reliable than coqtop)</text:span></text:p>
                  </text:list-item>
                </text:list>
              </table:table-cell>
              <table:table-cell>
                <text:list text:continue-numbering="true" text:style-name="L3">
                  <text:list-item>
                    <text:p><text:span text:style-name="T25">Haskell (GHC)</text:span></text:p>
                  </text:list-item>
                  <text:list-item>
                    <text:p><text:span text:style-name="T25">emacs</text:span></text:p>
                  </text:list-item>
                  <text:list-item>
                    <text:p><text:span text:style-name="T25">Agda emacs mode</text:span></text:p>
                  </text:list-item>
                  <text:list-item>
                    <text:p><text:span text:style-name="T25">DejaVu fonts (or any font with enough weird math symbols)</text:span></text:p>
                  </text:list-item>
                </text:list>
              </table:table-cell>
              <table:table-cell>
                <text:list text:continue-numbering="true" text:style-name="L3">
                  <text:list-item>
                    <text:p><text:span text:style-name="T25">C compiler (back end)</text:span></text:p>
                  </text:list-item>
                </text:list>
              </table:table-cell>
            </table:table-row>
          </table:table>
          <draw:image xlink:href="Pictures/TablePreview1.svm" xlink:type="simple" xlink:show="embed" xlink:actuate="onLoad"/>
        </draw:frame>
        <draw:frame presentation:style-name="pr17" draw:layer="layout" svg:width="25.27cm" svg:height="3.952cm" svg:x="1.4cm" svg:y="4.915cm" presentation:class="outline" presentation:user-transformed="true">
          <draw:text-box>
            <text:list text:style-name="L2">
              <text:list-item>
                <text:p>The usual way of running each of these languages depends on more than just the compiler and standard library.</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draw:frame presentation:style-name="pr4" draw:layer="layout" svg:width="25.199cm" svg:height="3.506cm" svg:x="1.4cm" svg:y="0.837cm" presentation:class="title">
          <draw:text-box>
            <text:p>Installing Agda on Windows</text:p>
          </draw:text-box>
        </draw:frame>
        <draw:frame presentation:style-name="pr5" draw:layer="layout" svg:width="10.284cm" svg:height="13.859cm" svg:x="1.4cm" svg:y="4.914cm" presentation:class="outline" presentation:user-transformed="true">
          <draw:text-box>
            <text:list text:style-name="L2">
              <text:list-item>
                <text:p>Agda has an MSI installer for Windows that includes Haskell, emacs, and all necessary fonts.</text:p>
              </text:list-item>
              <text:list-item>
                <text:p>It takes an hour to download.</text:p>
              </text:list-item>
            </text:list>
          </draw:text-box>
        </draw:frame>
        <draw:frame presentation:style-name="pr18" draw:layer="layout" svg:width="13.145cm" svg:height="14.644cm" svg:x="13.462cm" svg:y="4.914cm" presentation:class="outline" presentation:user-transformed="true">
          <draw:text-box>
            <text:list text:style-name="L2">
              <text:list-item>
                <text:p>The MSI didn't seem to do anything except mess up my existing emacs installation.</text:p>
              </text:list-item>
              <text:list-item>
                <text:p>Solution: go through the 25-step (!) installation script by hand (about 45 minutes).</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Installing Agda on Ubuntu</text:p>
          </draw:text-box>
        </draw:frame>
        <draw:frame presentation:style-name="pr5" draw:layer="layout" svg:width="25.199cm" svg:height="13.859cm" svg:x="1.4cm" svg:y="4.914cm" presentation:class="outline">
          <draw:text-box>
            <text:list text:style-name="L2">
              <text:list-item>
                <text:p>There is a standard <text:span text:style-name="T26">agda</text:span> package for Ubuntu.</text:p>
              </text:list-item>
              <text:list-item>
                <text:p>Less than 5 minutes to install.</text:p>
              </text:list-item>
              <text:list-item>
                <text:p>Includes all the same pieces as the Windows installation script.</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Not-So-Standard Library</text:p>
          </draw:text-box>
        </draw:frame>
        <draw:frame presentation:style-name="pr5" draw:layer="layout" svg:width="25.199cm" svg:height="13.859cm" svg:x="1.4cm" svg:y="4.914cm" presentation:class="outline">
          <draw:text-box>
            <text:list text:style-name="L2">
              <text:list-item>
                <text:p>Agda has a standard library, but it isn't installed by default.</text:p>
              </text:list-item>
              <text:list-item>
                <text:p>An Agda program starts out with <text:span text:style-name="T17">nothing</text:span> defined for you.</text:p>
              </text:list-item>
              <text:list-item>
                <text:p>Download and untar the standard library version that matches your version of Agda, and follow the instructions to tell emacs (!) where you put it.</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6" draw:layer="layout" svg:width="25.199cm" svg:height="3.625cm" svg:x="1.4cm" svg:y="0.778cm" presentation:class="title" presentation:user-transformed="true">
          <draw:text-box>
            <text:p>Part 3:<text:line-break/>Tiny Examples</text:p>
          </draw:text-box>
        </draw:frame>
        <presentation:notes draw:style-name="dp2">
          <draw:page-thumbnail draw:style-name="gr1"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Natural Numbers</text:p>
          </draw:text-box>
        </draw:frame>
        <draw:frame draw:style-name="standard" draw:layer="layout" svg:width="27.431cm" svg:height="11.428cm" svg:x="0.254cm" svg:y="8.636cm" presentation:class="table" presentation:user-transformed="true">
          <table:table table:template-name="gray" table:use-first-row-styles="true" table:use-banding-rows-styles="true">
            <table:table-column table:style-name="co3"/>
            <table:table-column table:style-name="co3"/>
            <table:table-column table:style-name="co4"/>
            <table:table-row table:style-name="ro3" table:default-cell-style-name="ce4">
              <table:table-cell>
                <text:p text:style-name="P6">Nats.v (Coq)</text:p>
              </table:table-cell>
              <table:table-cell>
                <text:p text:style-name="P6">Nats.agda (Agda)</text:p>
              </table:table-cell>
              <table:table-cell table:style-name="ce5">
                <text:p text:style-name="P6"><text:span text:style-name="T6">Nats.idr (Idris)</text:span></text:p>
              </table:table-cell>
            </table:table-row>
            <table:table-row table:style-name="ro4" table:default-cell-style-name="ce6">
              <table:table-cell>
                <text:p><text:span text:style-name="T27">Inductive Nat: Type :=</text:span></text:p>
                <text:p><text:span text:style-name="T27"><text:s text:c="2"/></text:span><text:span text:style-name="T27">| Z: Nat</text:span></text:p>
                <text:p><text:span text:style-name="T27"><text:s text:c="2"/></text:span><text:span text:style-name="T27">| S: Nat -&gt; Nat.</text:span></text:p>
                <text:p><text:span text:style-name="T27"/></text:p>
                <text:p><text:span text:style-name="T27">Fixpoint plus (m n: Nat) :=</text:span></text:p>
                <text:p><text:span text:style-name="T27"><text:s text:c="2"/></text:span><text:span text:style-name="T27">match m with</text:span></text:p>
                <text:p><text:span text:style-name="T27"><text:s text:c="2"/></text:span><text:span text:style-name="T27">| Z =&gt; n</text:span></text:p>
                <text:p><text:span text:style-name="T27"><text:s text:c="2"/></text:span><text:span text:style-name="T27">| S m' =&gt; S (plus m' n)</text:span></text:p>
                <text:p><text:span text:style-name="T27"><text:s text:c="2"/></text:span><text:span text:style-name="T27">end.</text:span></text:p>
                <text:p><text:span text:style-name="T27"/></text:p>
                <text:p><text:span text:style-name="T27">Notation "x + y" :=</text:span></text:p>
                <text:p><text:span text:style-name="T27"><text:s text:c="2"/></text:span><text:span text:style-name="T27">(plus x y)</text:span></text:p>
                <text:p><text:span text:style-name="T27"><text:s text:c="2"/></text:span><text:span text:style-name="T27">(at level 50,</text:span></text:p>
                <text:p><text:span text:style-name="T27"><text:s text:c="4"/></text:span><text:span text:style-name="T27">left associativity).</text:span></text:p>
              </table:table-cell>
              <table:table-cell>
                <text:p><text:span text:style-name="T27">module Nats where</text:span></text:p>
                <text:p><text:span text:style-name="T27"/></text:p>
                <text:p><text:span text:style-name="T27">data Nat : Set where</text:span></text:p>
                <text:p><text:span text:style-name="T27"><text:s text:c="2"/></text:span><text:span text:style-name="T27">Z : Nat</text:span></text:p>
                <text:p><text:span text:style-name="T27"><text:s text:c="2"/></text:span><text:span text:style-name="T27">S : Nat → Nat</text:span></text:p>
                <text:p><text:span text:style-name="T27"/></text:p>
                <text:p><text:span text:style-name="T27">_+_ : Nat → Nat → Nat</text:span></text:p>
                <text:p><text:span text:style-name="T27">Z + n = n</text:span></text:p>
                <text:p><text:span text:style-name="T27">(S m) + n = S (m + n)</text:span></text:p>
                <text:p><text:span text:style-name="T27"/></text:p>
              </table:table-cell>
              <table:table-cell>
                <text:p><text:span text:style-name="T27">module Nats</text:span></text:p>
                <text:p><text:span text:style-name="T27"/></text:p>
                <text:p><text:span text:style-name="T27">%access public export</text:span></text:p>
                <text:p><text:span text:style-name="T27">%default total</text:span></text:p>
                <text:p><text:span text:style-name="T27"/></text:p>
                <text:p><text:span text:style-name="T27">-- The name "Nat" conflicts</text:span></text:p>
                <text:p><text:span text:style-name="T27">-- with built-in Nat</text:span></text:p>
                <text:p><text:span text:style-name="T27"/></text:p>
                <text:p><text:span text:style-name="T27">data Nat' = Z' | S' Nat'</text:span></text:p>
                <text:p><text:span text:style-name="T27"/></text:p>
                <text:p><text:span text:style-name="T27">(+): Nat' -&gt; Nat' -&gt; Nat'</text:span></text:p>
                <text:p><text:span text:style-name="T27">(+) Z' n = n</text:span></text:p>
                <text:p><text:span text:style-name="T27">(+) (S' m) n = S' (m + n)</text:span></text:p>
              </table:table-cell>
            </table:table-row>
          </table:table>
          <draw:image xlink:href="Pictures/TablePreview2.svm" xlink:type="simple" xlink:show="embed" xlink:actuate="onLoad"/>
        </draw:frame>
        <draw:frame presentation:style-name="pr19" draw:layer="layout" svg:width="25.199cm" svg:height="3.213cm" svg:x="1.401cm" svg:y="4.915cm" presentation:class="outline" presentation:user-transformed="true">
          <draw:text-box>
            <text:list text:style-name="L2">
              <text:list-item>
                <text:p>Inductively defined natural numbers and addition in each language:</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Natural Numbers and Addition<text:line-break/>Don't Require Dependent Types</text:p>
          </draw:text-box>
        </draw:frame>
        <draw:frame presentation:style-name="pr20" draw:layer="layout" svg:width="25.199cm" svg:height="3.214cm" svg:x="1.4cm" svg:y="4.914cm" presentation:class="outline" presentation:user-transformed="true">
          <draw:text-box>
            <text:list text:style-name="L2">
              <text:list-item>
                <text:p>This game is so easy, even Haskell and Scala can play.</text:p>
              </text:list-item>
            </text:list>
          </draw:text-box>
        </draw:frame>
        <draw:frame draw:style-name="standard" draw:layer="layout" svg:width="25.145cm" svg:height="9.082cm" svg:x="1.524cm" svg:y="8.746cm">
          <table:table table:template-name="gray" table:use-first-row-styles="true" table:use-banding-rows-styles="true">
            <table:table-column table:style-name="co5"/>
            <table:table-column table:style-name="co6"/>
            <table:table-row table:style-name="ro5" table:default-cell-style-name="ce5">
              <table:table-cell>
                <text:p text:style-name="P6"><text:span text:style-name="T6">Nats.hs (Haskell)</text:span></text:p>
              </table:table-cell>
              <table:table-cell>
                <text:p text:style-name="P6"><text:span text:style-name="T6">Nats.scala (Scala)</text:span></text:p>
              </table:table-cell>
            </table:table-row>
            <table:table-row table:style-name="ro5" table:default-cell-style-name="ce6">
              <table:table-cell>
                <text:p><text:span text:style-name="T27">module Nats where</text:span></text:p>
                <text:p><text:span text:style-name="T27"/></text:p>
                <text:p><text:span text:style-name="T27">data Nat = Z | S Nat</text:span></text:p>
                <text:p><text:span text:style-name="T27"/></text:p>
                <text:p><text:span text:style-name="T27">(+):: Nat -&gt; Nat -&gt; Nat</text:span></text:p>
                <text:p><text:span text:style-name="T27">(+) Z n = n</text:span></text:p>
                <text:p><text:span text:style-name="T27">-- Haskell is confused about</text:span></text:p>
                <text:p><text:span text:style-name="T27">-- whether I mean Prelude.+</text:span></text:p>
                <text:p><text:span text:style-name="T27">(+) (S m) n = S ((Nats.+) m n)</text:span></text:p>
              </table:table-cell>
              <table:table-cell>
                <text:p><text:span text:style-name="T27">object Nats {</text:span></text:p>
                <text:p><text:span text:style-name="T27"/></text:p>
                <text:p><text:span text:style-name="T27"><text:s text:c="2"/></text:span><text:span text:style-name="T27">sealed trait Nat {</text:span></text:p>
                <text:p><text:span text:style-name="T27"><text:s text:c="4"/></text:span><text:span text:style-name="T27">def + (that: Nat): Nat = this match {</text:span></text:p>
                <text:p><text:span text:style-name="T27"><text:s text:c="6"/></text:span><text:span text:style-name="T27">case Z =&gt; that</text:span></text:p>
                <text:p><text:span text:style-name="T27"><text:s text:c="6"/></text:span><text:span text:style-name="T27">case S(n) =&gt; S(n + that)</text:span></text:p>
                <text:p><text:span text:style-name="T27"><text:s text:c="4"/></text:span><text:span text:style-name="T27">}</text:span></text:p>
                <text:p><text:span text:style-name="T27"><text:s text:c="2"/></text:span><text:span text:style-name="T27">}</text:span></text:p>
                <text:p><text:span text:style-name="T27"><text:s text:c="2"/></text:span><text:span text:style-name="T27">object Z extends Nat</text:span></text:p>
                <text:p><text:span text:style-name="T27"><text:s text:c="2"/></text:span><text:span text:style-name="T27">case class S (n: Nat) extends Nat</text:span></text:p>
                <text:p><text:span text:style-name="T27"/></text:p>
                <text:p><text:span text:style-name="T27">}</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21" draw:layer="layout" svg:width="25.199cm" svg:height="2.465cm" svg:x="1.4cm" svg:y="0.837cm" presentation:class="title" presentation:user-transformed="true">
          <draw:text-box>
            <text:p>Odds and Evens</text:p>
          </draw:text-box>
        </draw:frame>
        <draw:frame presentation:style-name="pr22" draw:layer="layout" svg:width="25.199cm" svg:height="3.976cm" svg:x="1.4cm" svg:y="3.556cm" presentation:class="outline" presentation:user-transformed="true">
          <draw:text-box>
            <text:list text:style-name="L2">
              <text:list-item>
                <text:p>You need dependent types to express a proposition that an inductively declared natural number is odd or even.</text:p>
              </text:list-item>
            </text:list>
          </draw:text-box>
        </draw:frame>
        <draw:frame draw:style-name="standard" draw:layer="layout" svg:width="27.428cm" svg:height="12.239cm" svg:x="0.254cm" svg:y="8.128cm">
          <table:table table:template-name="gray" table:use-first-row-styles="true" table:use-banding-rows-styles="true">
            <table:table-column table:style-name="co7"/>
            <table:table-column table:style-name="co7"/>
            <table:table-column table:style-name="co8"/>
            <table:table-row table:style-name="ro6" table:default-cell-style-name="ce4">
              <table:table-cell>
                <text:p text:style-name="P6">Odds.v (Coq)</text:p>
              </table:table-cell>
              <table:table-cell>
                <text:p text:style-name="P6">Odds.agda (Agda)</text:p>
              </table:table-cell>
              <table:table-cell>
                <text:p text:style-name="P6">Odds.idr (Idris)</text:p>
              </table:table-cell>
            </table:table-row>
            <table:table-row table:style-name="ro7" table:default-cell-style-name="ce6">
              <table:table-cell>
                <text:p><text:span text:style-name="T27">Require Export Nats.</text:span></text:p>
                <text:p><text:span text:style-name="T27"/></text:p>
                <text:p><text:span text:style-name="T27">Inductive Odd: Nat -&gt; Prop :=</text:span></text:p>
                <text:p><text:span text:style-name="T27"><text:s text:c="2"/></text:span><text:span text:style-name="T27">| Odd1: Odd (S Z)</text:span></text:p>
                <text:p><text:span text:style-name="T27"><text:s text:c="2"/></text:span><text:span text:style-name="T27">| OddSS:</text:span></text:p>
                <text:p><text:span text:style-name="T27"><text:s text:c="6"/></text:span><text:span text:style-name="T27">forall n: Nat,</text:span></text:p>
                <text:p><text:span text:style-name="T27"><text:s text:c="8"/></text:span><text:span text:style-name="T27">Odd n -&gt; Odd (S (S n)).</text:span></text:p>
                <text:p><text:span text:style-name="T27"/></text:p>
                <text:p><text:span text:style-name="T27">Theorem Odd_5:</text:span></text:p>
                <text:p><text:span text:style-name="T27"><text:s text:c="2"/></text:span><text:span text:style-name="T27">Odd (S (S (S (S (S Z))))).</text:span></text:p>
                <text:p><text:span text:style-name="T27">Proof.</text:span></text:p>
                <text:p><text:span text:style-name="T27"><text:s text:c="2"/></text:span><text:span text:style-name="T27">constructor. constructor.</text:span></text:p>
                <text:p><text:span text:style-name="T27"><text:s text:c="2"/></text:span><text:span text:style-name="T27">constructor.</text:span></text:p>
                <text:p><text:span text:style-name="T27">Qed.</text:span></text:p>
              </table:table-cell>
              <table:table-cell>
                <text:p><text:span text:style-name="T27">open import Nats</text:span></text:p>
                <text:p><text:span text:style-name="T27"/></text:p>
                <text:p><text:span text:style-name="T27">data Odd : Nat → Set where</text:span></text:p>
                <text:p><text:span text:style-name="T27"><text:s text:c="2"/></text:span><text:span text:style-name="T27">Odd1 : Odd (S Z)</text:span></text:p>
                <text:p><text:span text:style-name="T27"><text:s text:c="2"/></text:span><text:span text:style-name="T27">OddSS :</text:span></text:p>
                <text:p><text:span text:style-name="T27"><text:s text:c="4"/></text:span><text:span text:style-name="T27">{n : Nat} → Odd n →</text:span></text:p>
                <text:p><text:span text:style-name="T27"><text:s text:c="6"/></text:span><text:span text:style-name="T27">Odd (S (S n))</text:span></text:p>
                <text:p><text:span text:style-name="T27"/></text:p>
                <text:p><text:span text:style-name="T27">Odd5 :</text:span></text:p>
                <text:p><text:span text:style-name="T27"><text:s text:c="2"/></text:span><text:span text:style-name="T27">Odd (S (S (S (S (S Z)))))</text:span></text:p>
                <text:p><text:span text:style-name="T27">Odd5 = OddSS (OddSS Odd1)</text:span></text:p>
                <text:p><text:span text:style-name="T27"/></text:p>
                <text:p><text:span text:style-name="T27"/></text:p>
              </table:table-cell>
              <table:table-cell>
                <text:p><text:span text:style-name="T27">module Odds</text:span></text:p>
                <text:p><text:span text:style-name="T27"/></text:p>
                <text:p><text:span text:style-name="T27">import Nats</text:span></text:p>
                <text:p><text:span text:style-name="T27"/></text:p>
                <text:p><text:span text:style-name="T27">data Odd: Nat' -&gt; Type where</text:span></text:p>
                <text:p><text:span text:style-name="T27"><text:s text:c="2"/></text:span><text:span text:style-name="T27">Odd1: Odd (S' Z')</text:span></text:p>
                <text:p><text:span text:style-name="T27"><text:s text:c="2"/></text:span><text:span text:style-name="T27">OddSS:</text:span></text:p>
                <text:p><text:span text:style-name="T27"><text:s text:c="4"/></text:span><text:span text:style-name="T27">Odd n -&gt; Odd (S' (S' n))</text:span></text:p>
                <text:p><text:span text:style-name="T27"/></text:p>
                <text:p><text:span text:style-name="T27">Odd5:</text:span></text:p>
                <text:p><text:span text:style-name="T27"><text:s text:c="2"/></text:span><text:span text:style-name="T27">Odd (S' (S' (S' (S' (S' Z')))))</text:span></text:p>
                <text:p><text:span text:style-name="T27">Odd5 = OddSS (OddSS Odd1)</text:span></text:p>
                <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6" draw:layer="layout" svg:width="25.199cm" svg:height="3.625cm" svg:x="1.4cm" svg:y="0.778cm" presentation:class="title" presentation:user-transformed="true">
          <draw:text-box>
            <text:p>Part 4:<text:line-break/>Style</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Characters</text:p>
          </draw:text-box>
        </draw:frame>
        <draw:frame presentation:style-name="pr5" draw:layer="layout" svg:width="11.808cm" svg:height="13.859cm" svg:x="1.4cm" svg:y="4.914cm" presentation:class="outline" presentation:user-transformed="true">
          <draw:text-box>
            <text:list text:style-name="L2">
              <text:list-item>
                <text:p>Agda's standard library makes heavy use of Unicode.</text:p>
              </text:list-item>
              <text:list-item>
                <text:p>Increase the font size in your text editor, or distinguishing the characters will give you eyestrain.</text:p>
              </text:list-item>
            </text:list>
          </draw:text-box>
        </draw:frame>
        <draw:frame presentation:style-name="pr5" draw:layer="layout" svg:width="11.808cm" svg:height="13.859cm" svg:x="14.862cm" svg:y="4.915cm" presentation:class="outline" presentation:user-transformed="true">
          <draw:text-box>
            <text:list text:style-name="L2">
              <text:list-item>
                <text:p>Coq and Idris have provisions for Unicode, but don't prefer it. The standard libraries are mostly readable in ASCII.</text:p>
              </text:list-item>
            </text:list>
          </draw:text-box>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
        <draw:frame presentation:style-name="pr4" draw:layer="layout" svg:width="25.199cm" svg:height="3.506cm" svg:x="1.4cm" svg:y="0.837cm" presentation:class="title">
          <draw:text-box>
            <text:p>Aesthetic Coherence</text:p>
          </draw:text-box>
        </draw:frame>
        <draw:frame presentation:style-name="pr23" draw:layer="layout" svg:width="13.078cm" svg:height="13.874cm" svg:x="1.4cm" svg:y="4.914cm" presentation:class="outline" presentation:user-transformed="true">
          <draw:text-box>
            <text:list text:style-name="L2">
              <text:list-item>
                <text:p>Coq is really an amalgam of 3 languages:</text:p>
                <text:list>
                  <text:list-item>
                    <text:p>Gallina, a dependently typed functional programming language</text:p>
                  </text:list-item>
                  <text:list-item>
                    <text:p>The Vernacular, for top-level definitions and REPL commands</text:p>
                  </text:list-item>
                  <text:list-item>
                    <text:p>Ltac, an imperative language for tactics</text:p>
                  </text:list-item>
                </text:list>
              </text:list-item>
            </text:list>
          </draw:text-box>
        </draw:frame>
        <draw:frame presentation:style-name="pr5" draw:layer="layout" svg:width="11.621cm" svg:height="13.859cm" svg:x="14.986cm" svg:y="4.914cm" presentation:class="outline" presentation:user-transformed="true">
          <draw:text-box>
            <text:list text:style-name="L2">
              <text:list-item>
                <text:p>Agda and Idris (being newer) are simpler and more uniform.</text:p>
              </text:list-item>
              <text:list-item>
                <text:p>There is not much to them beyond the dependently typed functional language.</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
        <draw:frame presentation:style-name="pr4" draw:layer="layout" svg:width="25.199cm" svg:height="3.506cm" svg:x="1.4cm" svg:y="0.837cm" presentation:class="title">
          <draw:text-box>
            <text:p>Proof Construction</text:p>
          </draw:text-box>
        </draw:frame>
        <draw:frame presentation:style-name="pr5" draw:layer="layout" svg:width="12.296cm" svg:height="13.859cm" svg:x="1.4cm" svg:y="4.914cm" presentation:class="outline">
          <draw:text-box>
            <text:list text:style-name="L2">
              <text:list-item>
                <text:p>Nontrivial proofs in Coq are usually built with tactics, not Gallina code.</text:p>
              </text:list-item>
              <text:list-item>
                <text:p>The tactic language may be a better match for the way mathematicians think about proofs, but it can be quite verbose.</text:p>
              </text:list-item>
            </text:list>
          </draw:text-box>
        </draw:frame>
        <draw:frame presentation:style-name="pr12" draw:layer="layout" svg:width="12.296cm" svg:height="14.426cm" svg:x="14.311cm" svg:y="4.914cm" presentation:class="outline" presentation:user-transformed="true">
          <draw:text-box>
            <text:list text:style-name="L2">
              <text:list-item>
                <text:p>Agda has no tactics, but emacs commands that help you fill in holes in a program play a similar role.</text:p>
              </text:list-item>
              <text:list-item>
                <text:p>Idris has a tactic language, but it's poorly documented. At least for now, you usually write proofs directly in Idris.</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6" draw:layer="layout" svg:width="25.199cm" svg:height="3.625cm" svg:x="1.4cm" svg:y="0.778cm" presentation:class="title" presentation:user-transformed="true">
          <draw:text-box>
            <text:p>Part 5:<text:line-break/>The Proof of the Pudding</text:p>
          </draw:text-box>
        </draw:frame>
        <presentation:notes draw:style-name="dp2">
          <draw:page-thumbnail draw:style-name="gr1"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
        <draw:frame presentation:style-name="pr4" draw:layer="layout" svg:width="25.199cm" svg:height="3.506cm" svg:x="1.4cm" svg:y="0.837cm" presentation:class="title">
          <draw:text-box>
            <text:p>Examples</text:p>
          </draw:text-box>
        </draw:frame>
        <draw:frame presentation:style-name="pr15" draw:layer="layout" svg:width="25.524cm" svg:height="15.406cm" svg:x="1.4cm" svg:y="4.914cm" presentation:class="outline" presentation:user-transformed="true">
          <draw:text-box>
            <text:list text:style-name="L2">
              <text:list-item>
                <text:p>Following are a couple of problems and how you might go about solving them in Agda.</text:p>
              </text:list-item>
              <text:list-item>
                <text:p>I'll post the Agda code along with the slides at <text:span text:style-name="T28">https://github.com/archontophoenix/agda-intro-talk</text:span><text:span text:style-name="T3">.</text:span></text:p>
              </text:list-item>
              <text:list-item>
                <text:p>The first example also has translations into Coq and Idris for comparison.</text:p>
              </text:list-item>
            </text:list>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24" draw:layer="layout" svg:width="25.199cm" svg:height="3.506cm" svg:x="1.4cm" svg:y="0.837cm" presentation:class="title">
          <draw:text-box>
            <text:p>Part 5a:<text:line-break/>Evens and Odds</text:p>
          </draw:text-box>
        </draw:frame>
        <presentation:notes draw:style-name="dp2">
          <draw:page-thumbnail draw:style-name="gr1"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Separating Odds from Evens</text:p>
          </draw:text-box>
        </draw:frame>
        <draw:frame presentation:style-name="pr5" draw:layer="layout" svg:width="25.199cm" svg:height="13.859cm" svg:x="1.4cm" svg:y="4.914cm" presentation:class="outline">
          <draw:text-box>
            <text:list text:style-name="L2">
              <text:list-item>
                <text:p>In this example, we start with an inductive definition of even and odd numbers, and show that any natural number can be classified as one or the other.</text:p>
              </text:list-item>
              <text:list-item>
                <text:p>Distinguishing even and odd numbers isn't the most pressing problem in building software, but it's quick and easy and shows off the style of mathematical proofs in Agda.</text:p>
              </text:list-item>
            </text:list>
          </draw:text-box>
        </draw:frame>
        <presentation:notes draw:style-name="dp2">
          <draw:page-thumbnail draw:style-name="gr1"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24" draw:layer="layout" svg:width="25.199cm" svg:height="3.506cm" svg:x="1.4cm" svg:y="0.837cm" presentation:class="title">
          <draw:text-box>
            <text:p>Imports and Module Declaration</text:p>
          </draw:text-box>
        </draw:frame>
        <draw:frame presentation:style-name="pr25" draw:layer="layout" svg:width="25.199cm" svg:height="5.754cm" svg:x="1.4cm" svg:y="4.572cm" presentation:class="outline" presentation:user-transformed="true">
          <draw:text-box>
            <text:list text:style-name="L2">
              <text:list-item>
                <text:p>First, import the parts of the standard library we use (remember, Agda does not import a prelude by default):</text:p>
              </text:list-item>
            </text:list>
          </draw:text-box>
        </draw:frame>
        <draw:frame presentation:style-name="pr26" draw:text-style-name="P7" draw:layer="layout" svg:width="23.986cm" svg:height="7.47cm" svg:x="2.54cm" svg:y="11.176cm" presentation:class="outline" presentation:user-transformed="true">
          <draw:text-box>
            <text:p text:style-name="P1"><text:span text:style-name="T28">open import Data.Nat</text:span></text:p>
            <text:p text:style-name="P1"><text:span text:style-name="T28">open import Data.Sum</text:span></text:p>
            <text:p text:style-name="P1"><text:span text:style-name="T28">open import Relation.Binary.Core</text:span></text:p>
            <text:p text:style-name="P1"><text:span text:style-name="T28">open import Relation.Nullary</text:span></text:p>
            <text:p text:style-name="P1"><text:span text:style-name="T28"/></text:p>
            <text:p text:style-name="P1"><text:span text:style-name="T28">module EvensAndOdds where</text:span></text:p>
            <text:p text:style-name="P1"><text:span text:style-name="T28"/></text:p>
          </draw:text-box>
        </draw:frame>
        <presentation:notes draw:style-name="dp2">
          <draw:page-thumbnail draw:style-name="gr1"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Datatype Definitions</text:p>
          </draw:text-box>
        </draw:frame>
        <draw:frame presentation:style-name="pr27" draw:layer="layout" svg:width="25.199cm" svg:height="6.262cm" svg:x="1.4cm" svg:y="4.914cm" presentation:class="outline" presentation:user-transformed="true">
          <draw:text-box>
            <text:list text:style-name="L2">
              <text:list-item>
                <text:p>There are different ways to encode even and odd numbers, including mutually recursive definitions. This one isn't mutually recursive; it defines <text:span text:style-name="T6">odd</text:span> in terms of <text:span text:style-name="T6">even</text:span>.</text:p>
              </text:list-item>
            </text:list>
          </draw:text-box>
        </draw:frame>
        <draw:frame presentation:style-name="pr28" draw:text-style-name="P8" draw:layer="layout" svg:width="23.622cm" svg:height="8.89cm" svg:x="2.54cm" svg:y="11.43cm" presentation:class="outline" presentation:user-transformed="true">
          <draw:text-box>
            <text:p text:style-name="P1"><text:span text:style-name="T28">data even : ℕ → Set where</text:span></text:p>
            <text:p text:style-name="P1"><text:span text:style-name="T28"><text:s text:c="2"/></text:span><text:span text:style-name="T28">even0 : even 0</text:span></text:p>
            <text:p text:style-name="P1"><text:span text:style-name="T28"><text:s text:c="2"/></text:span><text:span text:style-name="T28">evenSS : {n : ℕ} → even n → even (suc (suc n))</text:span></text:p>
            <text:p text:style-name="P1"><text:span text:style-name="T28"/></text:p>
            <text:p text:style-name="P1"><text:span text:style-name="T28">data odd : ℕ → Set where</text:span></text:p>
            <text:p text:style-name="P1"><text:span text:style-name="T28"><text:s text:c="2"/></text:span><text:span text:style-name="T28">oddS : {n : ℕ} → even n → odd (suc n)</text:span></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Order in Which<text:line-break/>Even and Odd Numbers Occur</text:p>
          </draw:text-box>
        </draw:frame>
        <draw:frame presentation:style-name="pr29" draw:layer="layout" svg:width="25.199cm" svg:height="6.932cm" svg:x="1.4cm" svg:y="4.914cm" presentation:class="outline" presentation:user-transformed="true">
          <draw:text-box>
            <text:list text:style-name="L2">
              <text:list-item>
                <text:p>The <text:span text:style-name="T6">oddS</text:span> constructor tells us that an odd number occurs after an even number. It's also nice to know that an even number occurs after an odd number.</text:p>
              </text:list-item>
              <text:list-item>
                <text:p>What about the <text:span text:style-name="T6">even0</text:span> case?</text:p>
              </text:list-item>
            </text:list>
          </draw:text-box>
        </draw:frame>
        <draw:frame presentation:style-name="pr30" draw:text-style-name="P7" draw:layer="layout" svg:width="23.622cm" svg:height="7.62cm" svg:x="2.54cm" svg:y="12.7cm" presentation:class="outline" presentation:user-transformed="true">
          <draw:text-box>
            <text:p text:style-name="P1"><text:span text:style-name="T28">evenAfterOdd : {n : ℕ} → even (suc n) → odd n</text:span></text:p>
            <text:p text:style-name="P1"><text:span text:style-name="T28">evenAfterOdd (evenSS evenPredN) =</text:span></text:p>
            <text:p text:style-name="P1"><text:span text:style-name="T28"><text:s text:c="2"/></text:span><text:span text:style-name="T28">oddS evenPredN</text:span></text:p>
            <text:p text:style-name="P1"><text:span text:style-name="T28"/></text:p>
            <text:p text:style-name="P1"><text:span text:style-name="T28">oddThenEven : {n : ℕ} → odd n → even (suc n)</text:span></text:p>
            <text:p text:style-name="P1"><text:span text:style-name="T28">oddThenEven (oddS evenPredN) =</text:span></text:p>
            <text:p text:style-name="P1"><text:span text:style-name="T28"><text:s text:c="2"/></text:span><text:span text:style-name="T28">evenSS evenPredN</text:span></text:p>
          </draw:text-box>
        </draw:frame>
        <presentation:notes draw:style-name="dp2">
          <draw:page-thumbnail draw:style-name="gr1"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text:span text:style-name="T6">odd</text:span> vs. Not <text:span text:style-name="T6">even</text:span></text:p>
          </draw:text-box>
        </draw:frame>
        <draw:frame presentation:style-name="pr31" draw:layer="layout" svg:width="25.199cm" svg:height="7.431cm" svg:x="1.487cm" svg:y="4.697cm" presentation:class="outline" presentation:user-transformed="true">
          <draw:text-box>
            <text:list text:style-name="L2">
              <text:list-item>
                <text:p>It's obvious to <text:span text:style-name="T17">us</text:span> that “even” and “not odd” are the same thing. Not so obvious to Agda.</text:p>
              </text:list-item>
              <text:list-item>
                <text:p><text:span text:style-name="T7">¬ </text:span><text:span text:style-name="T29">x</text:span><text:span text:style-name="T9"> is short for </text:span><text:span text:style-name="T29">x</text:span><text:span text:style-name="T30"> </text:span><text:span text:style-name="T31">→ </text:span><text:span text:style-name="T30">⊥</text:span><text:span text:style-name="T32"> (</text:span><text:span text:style-name="T30">⊥</text:span><text:span text:style-name="T32"> is the empty type).</text:span></text:p>
              </text:list-item>
              <text:list-item>
                <text:p>Again, Agda realizes that the <text:span text:style-name="T6">0</text:span> cases are absurd, and doesn't make us write them out.</text:p>
              </text:list-item>
            </text:list>
          </draw:text-box>
        </draw:frame>
        <draw:frame presentation:style-name="pr32" draw:text-style-name="P7" draw:layer="layout" svg:width="25.4cm" svg:height="7.572cm" svg:x="2.286cm" svg:y="13.208cm" presentation:class="outline" presentation:user-transformed="true">
          <draw:text-box>
            <text:p text:style-name="P1"><text:span text:style-name="T28">evenNotOdd : {n : ℕ} → even n → ¬ (odd n)</text:span></text:p>
            <text:p text:style-name="P1"><text:span text:style-name="T28">evenNotOdd (evenSS evenPPN) (oddS evenPN) =</text:span></text:p>
            <text:p text:style-name="P1"><text:span text:style-name="T28"><text:s text:c="2"/></text:span><text:span text:style-name="T28">evenNotOdd evenPN (oddS evenPPN)</text:span></text:p>
            <text:p text:style-name="P1"><text:span text:style-name="T28"/></text:p>
            <text:p text:style-name="P1"><text:span text:style-name="T28">oddNotEven : {n : ℕ} → odd n → ¬ (even n)</text:span></text:p>
            <text:p text:style-name="P1"><text:span text:style-name="T28">oddNotEven (oddS evenPN) (evenSS evenPPn) =</text:span></text:p>
            <text:p text:style-name="P1"><text:span text:style-name="T28"><text:s text:c="2"/></text:span><text:span text:style-name="T28">oddNotEven (oddS evenPPn) evenPN</text:span></text:p>
          </draw:text-box>
        </draw:frame>
        <presentation:notes draw:style-name="dp2">
          <draw:page-thumbnail draw:style-name="gr1"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The Sheep from the Goats</text:p>
          </draw:text-box>
        </draw:frame>
        <draw:frame presentation:style-name="pr33" draw:layer="layout" svg:width="25.199cm" svg:height="7.491cm" svg:x="1.4cm" svg:y="4.914cm" presentation:class="outline" presentation:user-transformed="true">
          <draw:text-box>
            <text:list text:style-name="L2">
              <text:list-item>
                <text:p>Every natural number is either even or odd.</text:p>
              </text:list-item>
              <text:list-item>
                <text:p text:style-name="P4"><text:span text:style-name="T7">⊎</text:span><text:span text:style-name="T9">, </text:span><text:span text:style-name="T7">inj₁</text:span><text:span text:style-name="T9">, and </text:span><text:span text:style-name="T7">inj₂</text:span><text:span text:style-name="T9"> are Agda for </text:span><text:span text:style-name="T7">Either</text:span><text:span text:style-name="T9">, </text:span><text:span text:style-name="T7">Left</text:span><text:span text:style-name="T9">, and</text:span><text:span text:style-name="T7"> Right</text:span><text:span text:style-name="T9">.</text:span></text:p>
              </text:list-item>
              <text:list-item>
                <text:p text:style-name="P1"><text:span text:style-name="T9">The </text:span><text:span text:style-name="T7">with</text:span><text:span text:style-name="T9"> clause lets you do a pattern match inside a pattern match.</text:span></text:p>
              </text:list-item>
            </text:list>
          </draw:text-box>
        </draw:frame>
        <draw:frame presentation:style-name="pr34" draw:text-style-name="P7" draw:layer="layout" svg:width="25.4cm" svg:height="8.931cm" svg:x="2.286cm" svg:y="11.897cm" presentation:class="outline" presentation:user-transformed="true">
          <draw:text-box>
            <text:p text:style-name="P1"><text:span text:style-name="T28"/></text:p>
            <text:p text:style-name="P1"><text:span text:style-name="T28">evenOrOdd : (n : ℕ) → even n ⊎ odd n</text:span></text:p>
            <text:p text:style-name="P1"><text:span text:style-name="T28">evenOrOdd 0 = inj₁ even0</text:span></text:p>
            <text:p text:style-name="P1"><text:span text:style-name="T28">evenOrOdd (suc pN) with evenOrOdd pNC</text:span></text:p>
            <text:p text:style-name="P1"><text:span text:style-name="T28">evenOrOdd (suc pN)</text:span></text:p>
            <text:p text:style-name="P1"><text:span text:style-name="T28"><text:s text:c="2"/></text:span><text:span text:style-name="T28">| inj₁ evenPN = inj₂ (oddS evenPN)</text:span></text:p>
            <text:p text:style-name="P1"><text:span text:style-name="T28">evenOrOdd (suc pN)</text:span></text:p>
            <text:p text:style-name="P1"><text:span text:style-name="T28"><text:s text:c="2"/></text:span><text:span text:style-name="T28">| inj₂ oddPN <text:s/>= inj₁ (oddThenEven oddPN)</text:span></text:p>
          </draw:text-box>
        </draw:frame>
        <presentation:notes draw:style-name="dp2">
          <draw:page-thumbnail draw:style-name="gr1"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Decidability of Evenness</text:p>
          </draw:text-box>
        </draw:frame>
        <draw:frame presentation:style-name="pr35" draw:layer="layout" svg:width="25.199cm" svg:height="3.85cm" svg:x="1.4cm" svg:y="4.914cm" presentation:class="outline" presentation:user-transformed="true">
          <draw:text-box>
            <text:list text:style-name="L2">
              <text:list-item>
                <text:p><text:span text:style-name="T33">This is a proof of the </text:span><text:span text:style-name="T34">decidability</text:span><text:span text:style-name="T33"> of evenness: you can create a function that tells whether </text:span><text:span text:style-name="T7">even</text:span><text:span text:style-name="T33"> is true or false of any natural number.</text:span></text:p>
              </text:list-item>
            </text:list>
          </draw:text-box>
        </draw:frame>
        <draw:frame presentation:style-name="pr36" draw:text-style-name="P7" draw:layer="layout" svg:width="25.4cm" svg:height="8.883cm" svg:x="2.286cm" svg:y="11.176cm" presentation:class="outline" presentation:user-transformed="true">
          <draw:text-box>
            <text:p text:style-name="P1"><text:span text:style-name="T28">evenDecidable : (n : ℕ) → even n ⊎ ¬ (even n)</text:span></text:p>
            <text:p text:style-name="P1"><text:span text:style-name="T28">evenDecidable n with evenOrOdd n</text:span></text:p>
            <text:p text:style-name="P1"><text:span text:style-name="T28">evenDecidable n</text:span></text:p>
            <text:p text:style-name="P1"><text:span text:style-name="T28"><text:s text:c="2"/></text:span><text:span text:style-name="T28">| inj₁ evenN = inj₁ evenN</text:span></text:p>
            <text:p text:style-name="P1"><text:span text:style-name="T28">evenDecidable n</text:span></text:p>
            <text:p text:style-name="P1"><text:span text:style-name="T28"><text:s text:c="2"/></text:span><text:span text:style-name="T28">| inj₂ oddN <text:s/>= inj₂ (oddNotEven oddN)</text:span></text:p>
            <text:p text:style-name="P1"><text:span text:style-name="T28"/></text:p>
            <text:p text:style-name="P1"><text:span text:style-name="T28"/></text:p>
          </draw:text-box>
        </draw:frame>
        <presentation:notes draw:style-name="dp2">
          <draw:page-thumbnail draw:style-name="gr1"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24" draw:layer="layout" svg:width="25.199cm" svg:height="3.506cm" svg:x="1.4cm" svg:y="0.837cm" presentation:class="title">
          <draw:text-box>
            <text:p>Part 5b:<text:line-break/>Towards MergeSort</text:p>
          </draw:text-box>
        </draw:frame>
        <presentation:notes draw:style-name="dp2">
          <draw:page-thumbnail draw:style-name="gr1"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All Is Not So Clear and Simple</text:p>
          </draw:text-box>
        </draw:frame>
        <draw:frame presentation:style-name="pr37" draw:layer="layout" svg:width="25.199cm" svg:height="14.657cm" svg:x="1.4cm" svg:y="4.914cm" presentation:class="outline" presentation:user-transformed="true">
          <draw:text-box>
            <text:list text:style-name="L2">
              <text:list-item>
                <text:p>Proving Mergesort correct seems like a useful exercise.</text:p>
              </text:list-item>
              <text:list-item>
                <text:p>Frequently used library functions are the ones whose correctness we depend on most.</text:p>
              </text:list-item>
              <text:list-item>
                <text:p>There exist certified implementations of Mergesort in Agda.</text:p>
              </text:list-item>
              <text:list-item>
                <text:p>Problem: those implementations are not small or easy to explain in a single lecture.</text:p>
              </text:list-item>
              <text:list-item>
                <text:p>My own attempt was like a bad blind date with Agda. Here's the whole awful story.</text:p>
              </text:list-item>
            </text:list>
          </draw:text-box>
        </draw:frame>
        <presentation:notes draw:style-name="dp2">
          <draw:page-thumbnail draw:style-name="gr1" draw:layer="layout" svg:width="13.968cm" svg:height="10.476cm" svg:x="3.81cm" svg:y="2.123cm" draw:page-number="42" presentation:class="page"/>
          <draw:frame presentation:style-name="pr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24" draw:layer="layout" svg:width="25.199cm" svg:height="3.506cm" svg:x="1.4cm" svg:y="0.837cm" presentation:class="title">
          <draw:text-box>
            <text:p>Magic from the Standard Library</text:p>
          </draw:text-box>
        </draw:frame>
        <draw:frame presentation:style-name="pr25" draw:layer="layout" svg:width="25.199cm" svg:height="5.754cm" svg:x="1.4cm" svg:y="4.572cm" presentation:class="outline" presentation:user-transformed="true">
          <draw:text-box>
            <text:list text:style-name="L2">
              <text:list-item>
                <text:p>Writing “ordinary code” requires importing some possibly surprising-sounding pieces of the standard library:</text:p>
              </text:list-item>
            </text:list>
          </draw:text-box>
        </draw:frame>
        <draw:frame presentation:style-name="pr38" draw:text-style-name="P7" draw:layer="layout" svg:width="25.4cm" svg:height="10.503cm" svg:x="2.286cm" svg:y="10.326cm" presentation:class="outline" presentation:user-transformed="true">
          <draw:text-box>
            <text:p text:style-name="P1"><text:span text:style-name="T28">open import Data.List</text:span></text:p>
            <text:p text:style-name="P1"><text:span text:style-name="T28">open import Data.Nat hiding (_⊔_)</text:span></text:p>
            <text:p text:style-name="P1"><text:span text:style-name="T28">open import Data.Nat.Properties</text:span></text:p>
            <text:p text:style-name="P1"><text:span text:style-name="T28">open import Data.Product</text:span></text:p>
            <text:p text:style-name="P1"><text:span text:style-name="T28">open import Level hiding (suc)</text:span></text:p>
            <text:p text:style-name="P1"><text:span text:style-name="T28">open import Relation.Binary</text:span></text:p>
            <text:p text:style-name="P1"><text:span text:style-name="T28">open import Relation.Nullary</text:span></text:p>
          </draw:text-box>
        </draw:frame>
        <presentation:notes draw:style-name="dp2">
          <draw:page-thumbnail draw:style-name="gr1"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9" draw:layer="layout" svg:width="25.199cm" svg:height="3.549cm" svg:x="1.4cm" svg:y="0.816cm" presentation:class="title" presentation:user-transformed="true">
          <draw:text-box>
            <text:p><text:span text:style-name="T6">DecTotalOrder</text:span> Is Parameterized by Universe Levels</text:p>
          </draw:text-box>
        </draw:frame>
        <draw:frame presentation:style-name="pr40" draw:layer="layout" svg:width="25.199cm" svg:height="7.648cm" svg:x="1.4cm" svg:y="4.572cm" presentation:class="outline" presentation:user-transformed="true">
          <draw:text-box>
            <text:list text:style-name="L2">
              <text:list-item>
                <text:p>We'll sort only types that have a decidable total order, as expressed by the library type <text:span text:style-name="T6">DecTotalOrder</text:span>. <text:span text:style-name="T6">DecTotalOrder</text:span> is parameterized by the universe levels of its carrier type and equality and less-than-or-equal operators (!).</text:p>
              </text:list-item>
            </text:list>
          </draw:text-box>
        </draw:frame>
        <draw:frame presentation:style-name="pr41" draw:text-style-name="P7" draw:layer="layout" svg:width="25.4cm" svg:height="7.113cm" svg:x="2.286cm" svg:y="13.716cm" presentation:class="outline" presentation:user-transformed="true">
          <draw:text-box>
            <text:p text:style-name="P1"><text:span text:style-name="T28">module MergeSort {ℓ ℓ₁ ℓ₂} (</text:span></text:p>
            <text:p text:style-name="P1"><text:span text:style-name="T28"><text:s text:c="2"/></text:span><text:span text:style-name="T28">ord : DecTotalOrder ℓ ℓ₁ ℓ₂) where</text:span></text:p>
            <text:p text:style-name="P1"><text:span text:style-name="T28"/></text:p>
            <text:p text:style-name="P1"><text:span text:style-name="T28">A : Set ℓ</text:span></text:p>
            <text:p text:style-name="P1"><text:span text:style-name="T28">A = DecTotalOrder.Carrier ord</text:span></text:p>
            <text:p text:style-name="P1"><text:span text:style-name="T28"/></text:p>
          </draw:text-box>
        </draw:frame>
        <presentation:notes draw:style-name="dp2">
          <draw:page-thumbnail draw:style-name="gr1" draw:layer="layout" svg:width="13.968cm" svg:height="10.476cm" svg:x="3.81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9" draw:layer="layout" svg:width="25.199cm" svg:height="3.549cm" svg:x="1.4cm" svg:y="0.816cm" presentation:class="title" presentation:user-transformed="true">
          <draw:text-box>
            <text:p>Fishing Out the Useful Bits<text:line-break/>of <text:span text:style-name="T6">DecTotalOrder</text:span></text:p>
          </draw:text-box>
        </draw:frame>
        <draw:frame presentation:style-name="pr42" draw:layer="layout" svg:width="25.199cm" svg:height="2.032cm" svg:x="1.4cm" svg:y="4.826cm" presentation:class="outline" presentation:user-transformed="true">
          <draw:text-box>
            <text:list text:style-name="L2">
              <text:list-item>
                <text:p><text:span text:style-name="T6">DecTotalOrder</text:span> is a big bag of tricks.</text:p>
              </text:list-item>
            </text:list>
          </draw:text-box>
        </draw:frame>
        <draw:frame presentation:style-name="pr43" draw:text-style-name="P9" draw:layer="layout" svg:width="25.4cm" svg:height="14.312cm" svg:x="2.452cm" svg:y="6.688cm" presentation:class="outline" presentation:user-transformed="true">
          <draw:text-box>
            <text:p text:style-name="P1"><text:span text:style-name="T11">_=A_ : Rel A ℓ₁</text:span></text:p>
            <text:p text:style-name="P1"><text:span text:style-name="T11">_=A_ = DecTotalOrder._≈_ ord</text:span></text:p>
            <text:p text:style-name="P1"><text:span text:style-name="T11"/></text:p>
            <text:p text:style-name="P1"><text:span text:style-name="T11">_≤A_ : Rel A ℓ₂</text:span></text:p>
            <text:p text:style-name="P1"><text:span text:style-name="T11">_≤A_ = DecTotalOrder._≤_ ord</text:span></text:p>
            <text:p text:style-name="P1"><text:span text:style-name="T11"/></text:p>
            <text:p text:style-name="P1"><text:span text:style-name="T11">_=A?_ : Decidable _</text:span><text:span text:style-name="T35">=A</text:span><text:span text:style-name="T11">_</text:span></text:p>
            <text:p text:style-name="P1"><text:span text:style-name="T11">_=A?_ =</text:span></text:p>
            <text:p text:style-name="P1"><text:span text:style-name="T11"><text:s text:c="2"/></text:span><text:span text:style-name="T11">IsDecTotalOrder._≟_ (DecTotalOrder.isDecTotalOrder ord)</text:span></text:p>
            <text:p text:style-name="P1"><text:span text:style-name="T11"/></text:p>
            <text:p text:style-name="P1"><text:span text:style-name="T11">_≤A?_ : Decidable _≤A_</text:span></text:p>
            <text:p text:style-name="P1"><text:span text:style-name="T11">_≤A?_ =</text:span></text:p>
            <text:p text:style-name="P1"><text:span text:style-name="T11"><text:s text:c="2"/></text:span><text:span text:style-name="T11">IsDecTotalOrder._≤?_ (DecTotalOrder.isDecTotalOrder ord)</text:span></text:p>
          </draw:text-box>
        </draw:frame>
        <presentation:notes draw:style-name="dp2">
          <draw:page-thumbnail draw:style-name="gr1"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24" draw:layer="layout" svg:width="25.199cm" svg:height="3.506cm" svg:x="1.4cm" svg:y="0.837cm" presentation:class="title" presentation:user-transformed="true">
          <draw:text-box>
            <text:p>An Actual Sorting Algorithm</text:p>
          </draw:text-box>
        </draw:frame>
        <draw:frame presentation:style-name="pr42" draw:layer="layout" svg:width="26.032cm" svg:height="2.032cm" svg:x="1.483cm" svg:y="3.987cm" presentation:class="outline" presentation:user-transformed="true">
          <draw:text-box>
            <text:list text:style-name="L2">
              <text:list-item>
                <text:p>This part looks like a real programming language.</text:p>
              </text:list-item>
            </text:list>
          </draw:text-box>
        </draw:frame>
        <draw:frame presentation:style-name="pr44" draw:text-style-name="P7" draw:layer="layout" svg:width="25.4cm" svg:height="14.939cm" svg:x="2.286cm" svg:y="5.842cm" presentation:class="outline" presentation:user-transformed="true">
          <draw:text-box>
            <text:p text:style-name="P1"><text:span text:style-name="T28">-- Part 1: the sorting algorithm proper -------------</text:span></text:p>
            <text:p text:style-name="P1"><text:span text:style-name="T28"/></text:p>
            <text:p text:style-name="P1"><text:span text:style-name="T28">split : List A → List A × List A</text:span></text:p>
            <text:p text:style-name="P1"><text:span text:style-name="T28">split [] = [] , []</text:span></text:p>
            <text:p text:style-name="P1"><text:span text:style-name="T28">split (a ∷ []) = (a ∷ []) , []</text:span></text:p>
            <text:p text:style-name="P1"><text:span text:style-name="T28">split (a0 ∷ a1 ∷ t) with split t</text:span></text:p>
            <text:p text:style-name="P1"><text:span text:style-name="T28">... | tl , tr = (a0 ∷ tl) , (a1 ∷ tr)</text:span></text:p>
            <text:p text:style-name="P1"><text:span text:style-name="T28"/></text:p>
            <text:p text:style-name="P1"><text:span text:style-name="T28">merge : List A → List A → List A</text:span></text:p>
            <text:p text:style-name="P1"><text:span text:style-name="T28">merge [] right = right</text:span></text:p>
            <text:p text:style-name="P1"><text:span text:style-name="T28">merge left [] = left</text:span></text:p>
            <text:p text:style-name="P1"><text:span text:style-name="T28">merge (hl ∷ tl) (hr ∷ tr) with hl ≤A? hr</text:span></text:p>
            <text:p text:style-name="P1"><text:span text:style-name="T28">... | yes _ = hl ∷ (merge tl (hr ∷ tr))</text:span></text:p>
            <text:p text:style-name="P1"><text:span text:style-name="T28">... | no _ = hr ∷ (merge (hl ∷ tl) tr)</text:span></text:p>
          </draw:text-box>
        </draw:frame>
        <presentation:notes draw:style-name="dp2">
          <draw:page-thumbnail draw:style-name="gr1" draw:layer="layout" svg:width="13.968cm" svg:height="10.476cm" svg:x="3.81cm" svg:y="2.123cm" draw:page-number="46" presentation:class="page"/>
          <draw:frame presentation:style-name="pr2"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24" draw:layer="layout" svg:width="25.199cm" svg:height="3.506cm" svg:x="1.4cm" svg:y="0.837cm" presentation:class="title" presentation:user-transformed="true">
          <draw:text-box>
            <text:p>Our First Fight<text:line-break/>with the Termination Checker</text:p>
          </draw:text-box>
        </draw:frame>
        <draw:frame presentation:style-name="pr45" draw:layer="layout" svg:width="26.032cm" svg:height="5.116cm" svg:x="1.524cm" svg:y="4.826cm" presentation:class="outline" presentation:user-transformed="true">
          <draw:text-box>
            <text:list text:style-name="L2">
              <text:list-item>
                <text:p>Agda can't see that the recursive calls to <text:span text:style-name="T6">mergeSort</text:span> are on smaller lists than the arguments. We'll need to do some proofs to get around this obstacle.</text:p>
              </text:list-item>
            </text:list>
          </draw:text-box>
        </draw:frame>
        <draw:frame presentation:style-name="pr46" draw:text-style-name="P7" draw:layer="layout" svg:width="25.4cm" svg:height="9.906cm" svg:x="2.286cm" svg:y="10.414cm" presentation:class="outline" presentation:user-transformed="true">
          <draw:text-box>
            <text:p text:style-name="P1"><text:span text:style-name="T28">{- Traditional definition of mergeSort</text:span></text:p>
            <text:p text:style-name="P1"><text:span text:style-name="T28">-- Does not pass termination checker</text:span></text:p>
            <text:p text:style-name="P1"><text:span text:style-name="T28">mergeSort : List A → List A</text:span></text:p>
            <text:p text:style-name="P1"><text:span text:style-name="T28">mergeSort [] = []</text:span></text:p>
            <text:p text:style-name="P1"><text:span text:style-name="T28">mergeSort (a ∷ []) = a ∷ []</text:span></text:p>
            <text:p text:style-name="P1"><text:span text:style-name="T28">mergeSort (a0 ∷ a1 ∷ t) with split t</text:span></text:p>
            <text:p text:style-name="P1"><text:span text:style-name="T28">... | tl , tr =</text:span></text:p>
            <text:p text:style-name="P1"><text:span text:style-name="T28"><text:s text:c="2"/></text:span><text:span text:style-name="T28">merge (mergeSort (a0 ∷ tl)) (mergeSort (a1 ∷ tr))</text:span></text:p>
            <text:p text:style-name="P1"><text:span text:style-name="T28">-}</text:span></text:p>
          </draw:text-box>
        </draw:frame>
        <presentation:notes draw:style-name="dp2">
          <draw:page-thumbnail draw:style-name="gr1" draw:layer="layout" svg:width="13.968cm" svg:height="10.476cm" svg:x="3.81cm" svg:y="2.123cm" draw:page-number="47" presentation:class="page"/>
          <draw:frame presentation:style-name="pr2" draw:text-style-name="P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24" draw:layer="layout" svg:width="25.199cm" svg:height="3.506cm" svg:x="1.4cm" svg:y="0.837cm" presentation:class="title" presentation:user-transformed="true">
          <draw:text-box>
            <text:p>The First of Two<text:line-break/>Annoyingly Similar Lemmas</text:p>
          </draw:text-box>
        </draw:frame>
        <draw:frame presentation:style-name="pr42" draw:layer="layout" svg:width="26.032cm" svg:height="2.032cm" svg:x="1.524cm" svg:y="4.826cm" presentation:class="outline" presentation:user-transformed="true">
          <draw:text-box>
            <text:list text:style-name="L2">
              <text:list-item>
                <text:p>The left part of a split is no bigger than the input.</text:p>
              </text:list-item>
            </text:list>
          </draw:text-box>
        </draw:frame>
        <draw:frame presentation:style-name="pr47" draw:text-style-name="P7" draw:layer="layout" svg:width="25.4cm" svg:height="12.192cm" svg:x="2.286cm" svg:y="8.128cm" presentation:class="outline" presentation:user-transformed="true">
          <draw:text-box>
            <text:p text:style-name="P1"><text:span text:style-name="T28">-- Lemma: length limit on left of split</text:span></text:p>
            <text:p text:style-name="P1"><text:span text:style-name="T28">splitLenLeft :</text:span></text:p>
            <text:p text:style-name="P1"><text:span text:style-name="T28"><text:s text:c="2"/></text:span><text:span text:style-name="T28">{lim : ℕ} → (a0 a1 : A) →</text:span></text:p>
            <text:p text:style-name="P1"><text:span text:style-name="T28"><text:s text:c="2"/></text:span><text:span text:style-name="T28">(t : List A) →</text:span></text:p>
            <text:p text:style-name="P1"><text:span text:style-name="T28"><text:s text:c="2"/></text:span><text:span text:style-name="T28">(p : suc (length (a0 ∷ a1 ∷ t)) ≤ suc lim) →</text:span></text:p>
            <text:p text:style-name="P1"><text:span text:style-name="T28"><text:s text:c="2"/></text:span><text:span text:style-name="T28">(suc (length (a0 ∷ (proj₁ (split t)))) ≤ lim)</text:span></text:p>
            <text:p text:style-name="P1"><text:span text:style-name="T28">splitLenLeft a0 a1 [] (s≤s p) = p</text:span></text:p>
            <text:p text:style-name="P1"><text:span text:style-name="T28">splitLenLeft a0 a1 (_ ∷ []) (s≤s p) = p</text:span></text:p>
            <text:p text:style-name="P1"><text:span text:style-name="T28">splitLenLeft</text:span></text:p>
            <text:p text:style-name="P1"><text:span text:style-name="T28"><text:s text:c="4"/></text:span><text:span text:style-name="T28">a0 a1 (a2 ∷ a3 ∷ t) (s≤s (s≤s (s≤s p))) =</text:span></text:p>
            <text:p text:style-name="P1"><text:span text:style-name="T28"><text:s text:c="2"/>≤</text:span><text:span text:style-name="T28">-step (s≤s (splitLenLeft a2 a3 t (s≤s p)))</text:span></text:p>
          </draw:text-box>
        </draw:frame>
        <presentation:notes draw:style-name="dp2">
          <draw:page-thumbnail draw:style-name="gr1" draw:layer="layout" svg:width="13.968cm" svg:height="10.476cm" svg:x="3.81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24" draw:layer="layout" svg:width="25.199cm" svg:height="3.506cm" svg:x="1.4cm" svg:y="0.837cm" presentation:class="title" presentation:user-transformed="true">
          <draw:text-box>
            <text:p>The Second of Two<text:line-break/>Annoyingly Similar Lemmas</text:p>
          </draw:text-box>
        </draw:frame>
        <draw:frame presentation:style-name="pr48" draw:layer="layout" svg:width="26.032cm" svg:height="2.533cm" svg:x="1.524cm" svg:y="4.826cm" presentation:class="outline" presentation:user-transformed="true">
          <draw:text-box>
            <text:list text:style-name="L2">
              <text:list-item>
                <text:p>And, as expected, the right part of a split is also no bigger than the input.</text:p>
              </text:list-item>
            </text:list>
          </draw:text-box>
        </draw:frame>
        <draw:frame presentation:style-name="pr49" draw:text-style-name="P7" draw:layer="layout" svg:width="25.4cm" svg:height="12.805cm" svg:x="2.286cm" svg:y="8.128cm" presentation:class="outline" presentation:user-transformed="true">
          <draw:text-box>
            <text:p text:style-name="P1"><text:span text:style-name="T28">-- Lemma: length limit on right of split</text:span></text:p>
            <text:p text:style-name="P1"><text:span text:style-name="T28">splitLenRight :</text:span></text:p>
            <text:p text:style-name="P1"><text:span text:style-name="T28"><text:s text:c="2"/></text:span><text:span text:style-name="T28">{lim : ℕ} → (a0 a1 : A) →</text:span></text:p>
            <text:p text:style-name="P1"><text:span text:style-name="T28"><text:s text:c="2"/></text:span><text:span text:style-name="T28">(t : List A) →</text:span></text:p>
            <text:p text:style-name="P1"><text:span text:style-name="T28"><text:s text:c="2"/></text:span><text:span text:style-name="T28">(p : suc (length (a0 ∷ a1 ∷ t)) ≤ suc lim) →</text:span></text:p>
            <text:p text:style-name="P1"><text:span text:style-name="T28"><text:s text:c="2"/></text:span><text:span text:style-name="T28">(suc (length (a1 ∷ (proj₂ (split t)))) ≤ lim)</text:span></text:p>
            <text:p text:style-name="P1"><text:span text:style-name="T28">splitLenRight a0 a1 [] (s≤s p) = p</text:span></text:p>
            <text:p text:style-name="P1"><text:span text:style-name="T28">splitLenRight a0 a1 (_ ∷ []) (s≤s (s≤s p)) =</text:span></text:p>
            <text:p text:style-name="P1"><text:span text:style-name="T28"><text:s text:c="2"/>≤</text:span><text:span text:style-name="T28">-step p</text:span></text:p>
            <text:p text:style-name="P1"><text:span text:style-name="T28">splitLenRight</text:span></text:p>
            <text:p text:style-name="P1"><text:span text:style-name="T28"><text:s text:c="4"/></text:span><text:span text:style-name="T28">a0 a1 (a2 ∷ a3 ∷ t) (s≤s (s≤s (s≤s p))) =</text:span></text:p>
            <text:p text:style-name="P1"><text:span text:style-name="T28"><text:s text:c="2"/>≤</text:span><text:span text:style-name="T28">-step (s≤s (splitLenRight a2 a3 t (s≤s p)))</text:span></text:p>
          </draw:text-box>
        </draw:frame>
        <presentation:notes draw:style-name="dp2">
          <draw:page-thumbnail draw:style-name="gr1" draw:layer="layout" svg:width="13.968cm" svg:height="10.476cm" svg:x="3.81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9" draw:layer="layout" svg:width="25.199cm" svg:height="3.549cm" svg:x="1.4cm" svg:y="0.816cm" presentation:class="title" presentation:user-transformed="true">
          <draw:text-box>
            <text:p>A <text:span text:style-name="T6">mergeSort</text:span> with a Limit:<text:line-break/>Easy Cases</text:p>
          </draw:text-box>
        </draw:frame>
        <draw:frame presentation:style-name="pr50" draw:layer="layout" svg:width="26.032cm" svg:height="2.584cm" svg:x="1.524cm" svg:y="4.826cm" presentation:class="outline" presentation:user-transformed="true">
          <draw:text-box>
            <text:list text:style-name="L2">
              <text:list-item>
                <text:p><text:span text:style-name="T6">lim</text:span> decreases on each iteration. <text:span text:style-name="T6">lim = 0</text:span> is absurd.</text:p>
              </text:list-item>
            </text:list>
          </draw:text-box>
        </draw:frame>
        <draw:frame presentation:style-name="pr47" draw:text-style-name="P7" draw:layer="layout" svg:width="25.4cm" svg:height="12.192cm" svg:x="2.286cm" svg:y="8.128cm" presentation:class="outline" presentation:user-transformed="true">
          <draw:text-box>
            <text:p text:style-name="P1"><text:span text:style-name="T28">-- Decreasing limit placates the termination checker</text:span></text:p>
            <text:p text:style-name="P1"><text:span text:style-name="T28">mergeSortLimited :</text:span></text:p>
            <text:p text:style-name="P1"><text:span text:style-name="T28"><text:s text:c="2"/></text:span><text:span text:style-name="T28">(lim : ℕ) → (l : List A) →</text:span></text:p>
            <text:p text:style-name="P1"><text:span text:style-name="T28"><text:s text:c="2"/></text:span><text:span text:style-name="T28">(p : suc (length l) ≤ lim) →</text:span></text:p>
            <text:p text:style-name="P1"><text:span text:style-name="T28"><text:s text:c="2"/></text:span><text:span text:style-name="T28">List A</text:span></text:p>
            <text:p text:style-name="P1"><text:span text:style-name="T28">mergeSortLimited 0 _ ()</text:span></text:p>
            <text:p text:style-name="P1"><text:span text:style-name="T28">mergeSortLimited (suc n) [] _ = []</text:span></text:p>
            <text:p text:style-name="P1"><text:span text:style-name="T28">mergeSortLimited (suc n) (a ∷ []) _ = a ∷ []</text:span></text:p>
            <text:p text:style-name="P1"><text:span text:style-name="T28"/></text:p>
          </draw:text-box>
        </draw:frame>
        <presentation:notes draw:style-name="dp2">
          <draw:page-thumbnail draw:style-name="gr1"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24" draw:layer="layout" svg:width="25.199cm" svg:height="3.506cm" svg:x="1.4cm" svg:y="0.837cm" presentation:class="title" presentation:user-transformed="true">
          <draw:text-box>
            <text:p>Agda Is Not Too Smart about<text:line-break/>Products and Projections</text:p>
          </draw:text-box>
        </draw:frame>
        <draw:frame presentation:style-name="pr48" draw:layer="layout" svg:width="26.032cm" svg:height="2.533cm" svg:x="1.524cm" svg:y="4.826cm" presentation:class="outline" presentation:user-transformed="true">
          <draw:text-box>
            <text:list text:style-name="L2">
              <text:list-item>
                <text:p>I would have expected this to work. Am I asking too much?</text:p>
              </text:list-item>
            </text:list>
          </draw:text-box>
        </draw:frame>
        <draw:frame presentation:style-name="pr49" draw:text-style-name="P7" draw:layer="layout" svg:width="25.4cm" svg:height="12.805cm" svg:x="2.286cm" svg:y="8.128cm" presentation:class="outline" presentation:user-transformed="true">
          <draw:text-box>
            <text:p text:style-name="P1"><text:span text:style-name="T28">{- This doesn't work:</text:span></text:p>
            <text:p text:style-name="P1"><text:span text:style-name="T28">-- Agda doesn't seem to know that</text:span></text:p>
            <text:p text:style-name="P1"><text:span text:style-name="T28">-- <text:s text:c="2"/>split t = proj₁ (split t) , proj₂ (split t)</text:span></text:p>
            <text:p text:style-name="P1"><text:span text:style-name="T28">mergeSortLimited (suc n) (a0 ∷ a1 ∷ t) p with split t</text:span></text:p>
            <text:p text:style-name="P1"><text:span text:style-name="T28">... | tl , tr =</text:span></text:p>
            <text:p text:style-name="P1"><text:span text:style-name="T28"><text:s text:c="2"/></text:span><text:span text:style-name="T28">merge</text:span></text:p>
            <text:p text:style-name="P1"><text:span text:style-name="T28"><text:s text:c="3"/></text:span><text:span text:style-name="T28">(mergeSortLimited n (a0 ∷ tl)</text:span></text:p>
            <text:p text:style-name="P1"><text:span text:style-name="T28"><text:s text:c="5"/></text:span><text:span text:style-name="T28">(splitLenLeft a0 a1 t p))</text:span></text:p>
            <text:p text:style-name="P1"><text:span text:style-name="T28"><text:s text:c="3"/></text:span><text:span text:style-name="T28">(mergeSortLimited n (a1 ∷ tr)</text:span></text:p>
            <text:p text:style-name="P1"><text:span text:style-name="T28"><text:s text:c="5"/></text:span><text:span text:style-name="T28">(splitLenRight a0 a1 t p)) -}</text:span></text:p>
            <text:p text:style-name="P1"><text:span text:style-name="T28"/></text:p>
            <text:p text:style-name="P1"><text:span text:style-name="T28"/></text:p>
          </draw:text-box>
        </draw:frame>
        <presentation:notes draw:style-name="dp2">
          <draw:page-thumbnail draw:style-name="gr1" draw:layer="layout" svg:width="13.968cm" svg:height="10.476cm" svg:x="3.81cm" svg:y="2.123cm" draw:page-number="51" presentation:class="page"/>
          <draw:frame presentation:style-name="pr2" draw:text-style-name="P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24" draw:layer="layout" svg:width="25.199cm" svg:height="3.506cm" svg:x="1.4cm" svg:y="0.837cm" presentation:class="title" presentation:user-transformed="true">
          <draw:text-box>
            <text:p>Explicit Projections instead of Pattern Matching Actually Works</text:p>
          </draw:text-box>
        </draw:frame>
        <draw:frame presentation:style-name="pr50" draw:layer="layout" svg:width="26.032cm" svg:height="2.584cm" svg:x="1.524cm" svg:y="4.826cm" presentation:class="outline" presentation:user-transformed="true">
          <draw:text-box>
            <text:list text:style-name="L2">
              <text:list-item>
                <text:p>This is awkward and looks as if it calls <text:span text:style-name="T6">split</text:span> too many times, but Agda doesn't reject it.</text:p>
              </text:list-item>
            </text:list>
          </draw:text-box>
        </draw:frame>
        <draw:frame presentation:style-name="pr51" draw:text-style-name="P7" draw:layer="layout" svg:width="25.4cm" svg:height="10.414cm" svg:x="2.286cm" svg:y="9.906cm" presentation:class="outline" presentation:user-transformed="true">
          <draw:text-box>
            <text:p text:style-name="P1"><text:span text:style-name="T28">mergeSortLimited (suc n) (a0 ∷ a1 ∷ t) p =</text:span></text:p>
            <text:p text:style-name="P1"><text:span text:style-name="T28"><text:s text:c="2"/></text:span><text:span text:style-name="T28">merge</text:span></text:p>
            <text:p text:style-name="P1"><text:span text:style-name="T28"><text:s text:c="3"/></text:span><text:span text:style-name="T28">(mergeSortLimited n (a0 ∷ (proj₁ (split t)))</text:span></text:p>
            <text:p text:style-name="P1"><text:span text:style-name="T28"><text:s text:c="5"/></text:span><text:span text:style-name="T28">(splitLenLeft a0 a1 t p))</text:span></text:p>
            <text:p text:style-name="P1"><text:span text:style-name="T28"><text:s text:c="3"/></text:span><text:span text:style-name="T28">(mergeSortLimited n (a1 ∷ (proj₂ (split t)))</text:span></text:p>
            <text:p text:style-name="P1"><text:span text:style-name="T28"><text:s text:c="5"/></text:span><text:span text:style-name="T28">(splitLenRight a0 a1 t p))</text:span></text:p>
            <text:p text:style-name="P1"><text:span text:style-name="T28"/></text:p>
            <text:p text:style-name="P1"><text:span text:style-name="T28"/></text:p>
            <text:p text:style-name="P1"><text:span text:style-name="T28"/></text:p>
          </draw:text-box>
        </draw:frame>
        <presentation:notes draw:style-name="dp2">
          <draw:page-thumbnail draw:style-name="gr1" draw:layer="layout" svg:width="13.968cm" svg:height="10.476cm" svg:x="3.81cm" svg:y="2.123cm" draw:page-number="52" presentation:class="page"/>
          <draw:frame presentation:style-name="pr2" draw:text-style-name="P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24" draw:layer="layout" svg:width="25.199cm" svg:height="3.506cm" svg:x="1.4cm" svg:y="0.837cm" presentation:class="title" presentation:user-transformed="true">
          <draw:text-box>
            <text:p>One More Teeny Lemma</text:p>
          </draw:text-box>
        </draw:frame>
        <draw:frame presentation:style-name="pr42" draw:layer="layout" svg:width="26.032cm" svg:height="2.032cm" svg:x="1.524cm" svg:y="4.826cm" presentation:class="outline" presentation:user-transformed="true">
          <draw:text-box>
            <text:list text:style-name="L2">
              <text:list-item>
                <text:p>Sometimes repeated code is just easier.</text:p>
              </text:list-item>
            </text:list>
          </draw:text-box>
        </draw:frame>
        <draw:frame presentation:style-name="pr52" draw:text-style-name="P7" draw:layer="layout" svg:width="25.4cm" svg:height="10.671cm" svg:x="2.286cm" svg:y="9.906cm" presentation:class="outline" presentation:user-transformed="true">
          <draw:text-box>
            <text:p text:style-name="P1"><text:span text:style-name="T28">-- Reflexivity of ≤ is predefined, but it's buried</text:span></text:p>
            <text:p text:style-name="P1"><text:span text:style-name="T28">-- so deep in Nat.decTotalOrder that it's more</text:span></text:p>
            <text:p text:style-name="P1"><text:span text:style-name="T28">-- concise just to prove it again from scratch:</text:span></text:p>
            <text:p text:style-name="P1"><text:span text:style-name="T28">n≤n : (n : ℕ) → n ≤ n</text:span></text:p>
            <text:p text:style-name="P1"><text:span text:style-name="T28">n≤n 0 = z≤n</text:span></text:p>
            <text:p text:style-name="P1"><text:span text:style-name="T28">n≤n (suc n) = s≤s (n≤n n)</text:span></text:p>
            <text:p text:style-name="P1"><text:span text:style-name="T28"/></text:p>
            <text:p text:style-name="P1"><text:span text:style-name="T28"/></text:p>
            <text:p text:style-name="P1"><text:span text:style-name="T28"/></text:p>
            <text:p text:style-name="P1"><text:span text:style-name="T28"/></text:p>
          </draw:text-box>
        </draw:frame>
        <presentation:notes draw:style-name="dp2">
          <draw:page-thumbnail draw:style-name="gr1" draw:layer="layout" svg:width="13.968cm" svg:height="10.476cm" svg:x="3.81cm" svg:y="2.123cm" draw:page-number="53" presentation:class="page"/>
          <draw:frame presentation:style-name="pr2" draw:text-style-name="P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9" draw:layer="layout" svg:width="25.199cm" svg:height="3.549cm" svg:x="1.4cm" svg:y="0.816cm" presentation:class="title" presentation:user-transformed="true">
          <draw:text-box>
            <text:p>And Finally,<text:line-break/><text:span text:style-name="T6">mergeSort</text:span> Itself</text:p>
          </draw:text-box>
        </draw:frame>
        <draw:frame presentation:style-name="pr42" draw:layer="layout" svg:width="26.032cm" svg:height="2.032cm" svg:x="1.524cm" svg:y="5.588cm" presentation:class="outline" presentation:user-transformed="true">
          <draw:text-box>
            <text:list text:style-name="L2">
              <text:list-item>
                <text:p>This looks innocent enough.</text:p>
              </text:list-item>
            </text:list>
          </draw:text-box>
        </draw:frame>
        <draw:frame presentation:style-name="pr51" draw:text-style-name="P7" draw:layer="layout" svg:width="25.4cm" svg:height="10.414cm" svg:x="2.286cm" svg:y="9.906cm" presentation:class="outline" presentation:user-transformed="true">
          <draw:text-box>
            <text:p text:style-name="P1"><text:span text:style-name="T28">mergeSort : List A → List A</text:span></text:p>
            <text:p text:style-name="P1"><text:span text:style-name="T28">mergeSort l =</text:span></text:p>
            <text:p text:style-name="P1"><text:span text:style-name="T28"><text:s text:c="2"/></text:span><text:span text:style-name="T28">mergeSortLimited</text:span></text:p>
            <text:p text:style-name="P1"><text:span text:style-name="T28"><text:s text:c="4"/></text:span><text:span text:style-name="T28">(suc (length l)) l (n≤n (suc (length l)))</text:span></text:p>
            <text:p text:style-name="P1"><text:span text:style-name="T28"/></text:p>
            <text:p text:style-name="P1"><text:span text:style-name="T28"/></text:p>
            <text:p text:style-name="P1"><text:span text:style-name="T28"/></text:p>
            <text:p text:style-name="P1"><text:span text:style-name="T28"/></text:p>
            <text:p text:style-name="P1"><text:span text:style-name="T28"/></text:p>
          </draw:text-box>
        </draw:frame>
        <presentation:notes draw:style-name="dp2">
          <draw:page-thumbnail draw:style-name="gr1" draw:layer="layout" svg:width="13.968cm" svg:height="10.476cm" svg:x="3.81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24" draw:layer="layout" svg:width="25.199cm" svg:height="3.506cm" svg:x="1.4cm" svg:y="0.837cm" presentation:class="title" presentation:user-transformed="true">
          <draw:text-box>
            <text:p>With a Whimper,<text:line-break/>Not a Bang</text:p>
          </draw:text-box>
        </draw:frame>
        <draw:frame presentation:style-name="pr53" draw:layer="layout" svg:width="24.892cm" svg:height="9.464cm" svg:x="1.524cm" svg:y="5.588cm" presentation:class="outline" presentation:user-transformed="true">
          <draw:text-box>
            <text:list text:style-name="L2">
              <text:list-item>
                <text:p>The file <text:span text:style-name="T6">MergeSort.agda</text:span> has a little more stuff in it, but really, getting <text:span text:style-name="T6">mergeSort</text:span> past the Agda termination checker was my only victory.</text:p>
              </text:list-item>
              <text:list-item>
                <text:p>(Agda supports another approach to termination checking called sized types, but it seems like cheating.)</text:p>
              </text:list-item>
            </text:list>
          </draw:text-box>
        </draw:frame>
        <presentation:notes draw:style-name="dp2">
          <draw:page-thumbnail draw:style-name="gr1" draw:layer="layout" svg:width="13.968cm" svg:height="10.476cm" svg:x="3.81cm" svg:y="2.123cm" draw:page-number="55" presentation:class="page"/>
          <draw:frame presentation:style-name="pr2" draw:text-style-name="P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6" draw:layer="layout" svg:width="25.199cm" svg:height="3.625cm" svg:x="1.4cm" svg:y="0.778cm" presentation:class="title" presentation:user-transformed="true">
          <draw:text-box>
            <text:p>Part 6:<text:line-break/>Standard Libraries</text:p>
          </draw:text-box>
        </draw:frame>
        <presentation:notes draw:style-name="dp2">
          <draw:page-thumbnail draw:style-name="gr1" draw:layer="layout" svg:width="13.968cm" svg:height="10.476cm" svg:x="3.81cm" svg:y="2.123cm" draw:page-number="56" presentation:class="page"/>
          <draw:frame presentation:style-name="pr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presentation:user-transformed="true">
          <draw:text-box>
            <text:p text:style-name="P6">For Mathematicians or Engineers?</text:p>
          </draw:text-box>
        </draw:frame>
        <draw:frame draw:style-name="standard" draw:layer="layout" svg:width="25.198cm" svg:height="12.295cm" svg:x="1.4cm" svg:y="7.874cm" presentation:class="table" presentation:user-transformed="true">
          <table:table table:template-name="gray" table:use-first-row-styles="true" table:use-banding-rows-styles="true">
            <table:table-column table:style-name="co1"/>
            <table:table-column table:style-name="co1"/>
            <table:table-column table:style-name="co2"/>
            <table:table-row table:style-name="ro8" table:default-cell-style-name="ce2">
              <table:table-cell table:style-name="ce1">
                <text:p text:style-name="P6"><text:span text:style-name="T11">Coq</text:span></text:p>
              </table:table-cell>
              <table:table-cell>
                <text:p text:style-name="P6"><text:span text:style-name="T25">Agda</text:span></text:p>
              </table:table-cell>
              <table:table-cell>
                <text:p text:style-name="P6"><text:span text:style-name="T25">Idris</text:span></text:p>
              </table:table-cell>
            </table:table-row>
            <table:table-row table:style-name="ro9" table:default-cell-style-name="ce3">
              <table:table-cell>
                <text:list text:style-name="L3">
                  <text:list-item>
                    <text:p><text:span text:style-name="T25">Large standard library</text:span></text:p>
                  </text:list-item>
                  <text:list-item>
                    <text:p><text:span text:style-name="T25">Oriented towards mathematical proof</text:span></text:p>
                  </text:list-item>
                  <text:list-item>
                    <text:p><text:span text:style-name="T25">Organization rather ad hoc</text:span></text:p>
                  </text:list-item>
                  <text:list-item>
                    <text:p><text:span text:style-name="T25">Includes tactics as well as terms</text:span></text:p>
                  </text:list-item>
                </text:list>
              </table:table-cell>
              <table:table-cell>
                <text:list text:continue-numbering="true" text:style-name="L3">
                  <text:list-item>
                    <text:p><text:span text:style-name="T25">Emphasis on mathematical structures and relations</text:span></text:p>
                  </text:list-item>
                  <text:list-item>
                    <text:p><text:span text:style-name="T25">Systematically organized</text:span></text:p>
                  </text:list-item>
                  <text:list-item>
                    <text:p><text:span text:style-name="T25">Sometimes difficult to navigate deeply nested records</text:span></text:p>
                  </text:list-item>
                </text:list>
              </table:table-cell>
              <table:table-cell>
                <text:list text:continue-numbering="true" text:style-name="L3">
                  <text:list-item>
                    <text:p><text:span text:style-name="T25">More like Haskell library: emphasis on working data structures</text:span></text:p>
                  </text:list-item>
                  <text:list-item>
                    <text:p><text:span text:style-name="T25">Relatively little emphasis on abstract mathematics</text:span></text:p>
                  </text:list-item>
                  <text:list-item>
                    <text:p><text:span text:style-name="T25">Smaller than Coq's or Agda's</text:span></text:p>
                  </text:list-item>
                </text:list>
              </table:table-cell>
            </table:table-row>
          </table:table>
          <draw:image xlink:href="Pictures/TablePreview5.svm" xlink:type="simple" xlink:show="embed" xlink:actuate="onLoad"/>
        </draw:frame>
        <draw:frame presentation:style-name="pr17" draw:layer="layout" svg:width="25.27cm" svg:height="3.952cm" svg:x="1.4cm" svg:y="4.915cm" presentation:class="outline" presentation:user-transformed="true">
          <draw:text-box>
            <text:list text:style-name="L2">
              <text:list-item>
                <text:p>The standard libraries differ in flavor from one language to another.</text:p>
              </text:list-item>
            </text:list>
          </draw:text-box>
        </draw:frame>
        <presentation:notes draw:style-name="dp2">
          <draw:page-thumbnail draw:style-name="gr1"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Part 7:<text:line-break/>Interfacing with the Real World</text:p>
          </draw:text-box>
        </draw:frame>
        <presentation:notes draw:style-name="dp2">
          <draw:page-thumbnail draw:style-name="gr1" draw:layer="layout" svg:width="13.968cm" svg:height="10.476cm" svg:x="3.81cm" svg:y="2.123cm" draw:page-number="58" presentation:class="page"/>
          <draw:frame presentation:style-name="pr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presentation:user-transformed="true">
          <draw:text-box>
            <text:p text:style-name="P6">Foreign Languages</text:p>
          </draw:text-box>
        </draw:frame>
        <draw:frame draw:style-name="standard" draw:layer="layout" svg:width="25.198cm" svg:height="11.033cm" svg:x="1.4cm" svg:y="9.398cm" presentation:class="table" presentation:user-transformed="true">
          <table:table table:template-name="gray" table:use-first-row-styles="true" table:use-banding-rows-styles="true">
            <table:table-column table:style-name="co1"/>
            <table:table-column table:style-name="co1"/>
            <table:table-column table:style-name="co2"/>
            <table:table-row table:style-name="ro10" table:default-cell-style-name="ce2">
              <table:table-cell table:style-name="ce1">
                <text:p text:style-name="P6"><text:span text:style-name="T11">Coq</text:span></text:p>
              </table:table-cell>
              <table:table-cell>
                <text:p text:style-name="P6"><text:span text:style-name="T25">Agda</text:span></text:p>
              </table:table-cell>
              <table:table-cell>
                <text:p text:style-name="P6"><text:span text:style-name="T25">Idris</text:span></text:p>
              </table:table-cell>
            </table:table-row>
            <table:table-row table:style-name="ro11" table:default-cell-style-name="ce3">
              <table:table-cell>
                <text:list text:style-name="L3">
                  <text:list-item>
                    <text:p><text:span text:style-name="T25">Can extract pure Gallina code to OCaml (most common).</text:span></text:p>
                  </text:list-item>
                  <text:list-item>
                    <text:p><text:span text:style-name="T25">Haskell and Scheme are also said to be available.</text:span></text:p>
                  </text:list-item>
                </text:list>
              </table:table-cell>
              <table:table-cell>
                <text:list text:continue-numbering="true" text:style-name="L3">
                  <text:list-item>
                    <text:p><text:span text:style-name="T25">Foreign Function Interface supports calling Haskell functions.</text:span></text:p>
                  </text:list-item>
                  <text:list-item>
                    <text:p><text:span text:style-name="T25">Dealing with Haskell typeclasses is awkward.</text:span></text:p>
                  </text:list-item>
                </text:list>
              </table:table-cell>
              <table:table-cell table:style-name="ce7">
                <text:list text:continue-numbering="true" text:style-name="L3">
                  <text:list-item>
                    <text:p><text:span text:style-name="T11">Original Foreign Function Interface talks to C.</text:span></text:p>
                  </text:list-item>
                  <text:list-item>
                    <text:p><text:span text:style-name="T11">Javascript FFI said to be available now (fully supported?).</text:span></text:p>
                  </text:list-item>
                </text:list>
              </table:table-cell>
            </table:table-row>
          </table:table>
          <draw:image xlink:href="Pictures/TablePreview6.svm" xlink:type="simple" xlink:show="embed" xlink:actuate="onLoad"/>
        </draw:frame>
        <draw:frame presentation:style-name="pr17" draw:layer="layout" svg:width="25.27cm" svg:height="3.952cm" svg:x="1.4cm" svg:y="4.915cm" presentation:class="outline" presentation:user-transformed="true">
          <draw:text-box>
            <text:list text:style-name="L2">
              <text:list-item>
                <text:p>None of these languages is mature or complete enough to do much without resorting to some other language.</text:p>
              </text:list-item>
            </text:list>
          </draw:text-box>
        </draw:frame>
        <presentation:notes draw:style-name="dp2">
          <draw:page-thumbnail draw:style-name="gr1" draw:layer="layout" svg:width="13.968cm" svg:height="10.476cm" svg:x="3.81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presentation:user-transformed="true">
          <draw:text-box>
            <text:p text:style-name="P6">I/O? Fuhgeddaboudit</text:p>
          </draw:text-box>
        </draw:frame>
        <draw:frame draw:style-name="standard" draw:layer="layout" svg:width="25.198cm" svg:height="10.461cm" svg:x="1.4cm" svg:y="9.398cm" presentation:class="table" presentation:user-transformed="true">
          <table:table table:template-name="gray" table:use-first-row-styles="true" table:use-banding-rows-styles="true">
            <table:table-column table:style-name="co1"/>
            <table:table-column table:style-name="co1"/>
            <table:table-column table:style-name="co2"/>
            <table:table-row table:style-name="ro10" table:default-cell-style-name="ce2">
              <table:table-cell table:style-name="ce1">
                <text:p text:style-name="P6"><text:span text:style-name="T11">Coq</text:span></text:p>
              </table:table-cell>
              <table:table-cell>
                <text:p text:style-name="P6"><text:span text:style-name="T25">Agda</text:span></text:p>
              </table:table-cell>
              <table:table-cell>
                <text:p text:style-name="P6"><text:span text:style-name="T25">Idris</text:span></text:p>
              </table:table-cell>
            </table:table-row>
            <table:table-row table:style-name="ro11" table:default-cell-style-name="ce3">
              <table:table-cell>
                <text:list text:style-name="L3">
                  <text:list-item>
                    <text:p><text:span text:style-name="T25">No built-in I/O; extract to OCaml and use OCaml's.</text:span></text:p>
                  </text:list-item>
                </text:list>
              </table:table-cell>
              <table:table-cell>
                <text:list text:continue-numbering="true" text:style-name="L3">
                  <text:list-item>
                    <text:p><text:span text:style-name="T25">No built-in I/O (?); use Haskell's through the <text:s/>Foreign Function Interface.</text:span></text:p>
                  </text:list-item>
                </text:list>
              </table:table-cell>
              <table:table-cell table:style-name="ce7">
                <text:list text:continue-numbering="true" text:style-name="L3">
                  <text:list-item>
                    <text:p><text:span text:style-name="T11">I/O is built in as part of the Effects library.</text:span></text:p>
                  </text:list-item>
                </text:list>
              </table:table-cell>
            </table:table-row>
          </table:table>
          <draw:image xlink:href="Pictures/TablePreview7.svm" xlink:type="simple" xlink:show="embed" xlink:actuate="onLoad"/>
        </draw:frame>
        <draw:frame presentation:style-name="pr17" draw:layer="layout" svg:width="25.27cm" svg:height="3.952cm" svg:x="1.4cm" svg:y="4.915cm" presentation:class="outline" presentation:user-transformed="true">
          <draw:text-box>
            <text:list text:style-name="L2">
              <text:list-item>
                <text:p>Did my program actually <text:span text:style-name="T17">do</text:span> anything? I/O is a nice way to find out.</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Part 8:<text:line-break/>The Theoretical Fine Print</text:p>
          </draw:text-box>
        </draw:frame>
        <presentation:notes draw:style-name="dp2">
          <draw:page-thumbnail draw:style-name="gr1" draw:layer="layout" svg:width="13.968cm" svg:height="10.476cm" svg:x="3.81cm" svg:y="2.123cm" draw:page-number="61" presentation:class="page"/>
          <draw:frame presentation:style-name="pr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Not All Type Systems<text:line-break/>Are Judgmentally Equal</text:p>
          </draw:text-box>
        </draw:frame>
        <draw:frame presentation:style-name="pr54" draw:layer="layout" svg:width="25.199cm" svg:height="13.439cm" svg:x="1.4cm" svg:y="5.334cm" presentation:class="outline" presentation:user-transformed="true">
          <draw:text-box>
            <text:list text:style-name="L2">
              <text:list-item>
                <text:p>Coq, Agda, and Idris implement closely related type theories.</text:p>
              </text:list-item>
              <text:list-item>
                <text:p>All the theories are believed to be sound, in the sense that you can trust any proofs you derive in these languages (provided you turn on the totality check in Idris).</text:p>
              </text:list-item>
              <text:list-item>
                <text:p>Minor differences in the theories can affect how easy it is to state and prove some theorems.</text:p>
              </text:list-item>
            </text:list>
          </draw:text-box>
        </draw:frame>
        <presentation:notes draw:style-name="dp2">
          <draw:page-thumbnail draw:style-name="gr1" draw:layer="layout" svg:width="13.968cm" svg:height="10.476cm" svg:x="3.81cm" svg:y="2.123cm" draw:page-number="62" presentation:class="page"/>
          <draw:frame presentation:style-name="pr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Welcome to the Multiverse</text:p>
          </draw:text-box>
        </draw:frame>
        <draw:frame presentation:style-name="pr5" draw:layer="layout" svg:width="25.199cm" svg:height="13.859cm" svg:x="1.4cm" svg:y="4.914cm" presentation:class="outline">
          <draw:text-box>
            <text:list text:style-name="L2">
              <text:list-item>
                <text:p>The type of types cannot be an element of itself without creating a paradox (Girard's paradox) that would make proofs unreliable.</text:p>
              </text:list-item>
              <text:list-item>
                <text:p>Consequently, all 3 languages we're looking at support stratification in type universes.</text:p>
              </text:list-item>
              <text:list-item>
                <text:p>In Agda, that means:</text:p>
              </text:list-item>
            </text:list>
            <text:p><text:s text:c="8"/><text:span text:style-name="T6">Set₀ : Set₁ : Set₂ ...</text:span></text:p>
            <text:list text:continue-numbering="true" text:style-name="L2">
              <text:list-item>
                <text:p><text:span text:style-name="T6">Set</text:span> is just a synonym for <text:span text:style-name="T6">Set₀</text:span><text:span text:style-name="T3">.</text:span></text:p>
              </text:list-item>
            </text:list>
          </draw:text-box>
        </draw:frame>
        <presentation:notes draw:style-name="dp2">
          <draw:page-thumbnail draw:style-name="gr1" draw:layer="layout" svg:width="13.968cm" svg:height="10.476cm" svg:x="3.81cm" svg:y="2.123cm" draw:page-number="63" presentation:class="page"/>
          <draw:frame presentation:style-name="pr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Layers upon Layers</text:p>
          </draw:text-box>
        </draw:frame>
        <draw:frame presentation:style-name="pr55" draw:layer="layout" svg:width="25.199cm" svg:height="15.078cm" svg:x="1.4cm" svg:y="4.914cm" presentation:class="outline" presentation:user-transformed="true">
          <draw:text-box>
            <text:list text:style-name="L2">
              <text:list-item>
                <text:p>Universe polymorphism in Coq and Idris is implicit. You don't need to mention levels explicitly; the language figures out whether the (mostly invisible) indices to <text:span text:style-name="T6">Type</text:span> can be assigned consistently in a given program, and complains if they can't.</text:p>
              </text:list-item>
              <text:list-item>
                <text:p>Universe polymorphism in Agda is explicit: at any level above zero, you must provide an index to <text:span text:style-name="T6">Set</text:span>.</text:p>
              </text:list-item>
              <text:list-item>
                <text:p>If you don't give the right index, you get the dreaded <text:span text:style-name="T6">Set ℓ₁ != Set ℓ₂</text:span> error message. </text:p>
              </text:list-item>
            </text:list>
          </draw:text-box>
        </draw:frame>
        <presentation:notes draw:style-name="dp2">
          <draw:page-thumbnail draw:style-name="gr1" draw:layer="layout" svg:width="13.968cm" svg:height="10.476cm" svg:x="3.81cm" svg:y="2.123cm" draw:page-number="64" presentation:class="page"/>
          <draw:frame presentation:style-name="pr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3">
        <draw:frame presentation:style-name="pr56" draw:layer="layout" svg:width="25.199cm" svg:height="2.719cm" svg:x="1.4cm" svg:y="0.837cm" presentation:class="title" presentation:user-transformed="true">
          <draw:text-box>
            <text:p>Propped Up</text:p>
          </draw:text-box>
        </draw:frame>
        <draw:frame presentation:style-name="pr57" draw:layer="layout" svg:width="12.296cm" svg:height="14.87cm" svg:x="1.4cm" svg:y="4.572cm" presentation:class="outline" presentation:user-transformed="true">
          <draw:text-box>
            <text:list text:style-name="L2">
              <text:list-item>
                <text:p>In addition to the predicative <text:span text:style-name="T6">Set</text:span>/<text:span text:style-name="T6">Type</text:span> hierarchy of universes, Coq provides an impredicative <text:span text:style-name="T6">Prop</text:span>.</text:p>
              </text:list-item>
              <text:list-item>
                <text:p>This lets you formulate propositions about propositions without worrying about levels.</text:p>
              </text:list-item>
            </text:list>
          </draw:text-box>
        </draw:frame>
        <draw:frame presentation:style-name="pr58" draw:layer="layout" svg:width="12.296cm" svg:height="15.42cm" svg:x="14.311cm" svg:y="4.572cm" presentation:class="outline" presentation:user-transformed="true">
          <draw:text-box>
            <text:list text:style-name="L2">
              <text:list-item>
                <text:p>You can't pattern match on a value of <text:span text:style-name="T6">Prop</text:span> (this avoids paradoxes).</text:p>
              </text:list-item>
              <text:list-item>
                <text:p>Agda and Idris get by without <text:span text:style-name="T6">Prop</text:span>.</text:p>
              </text:list-item>
              <text:list-item>
                <text:p>How useful is <text:span text:style-name="T6">Prop</text:span> when you're talking about programs, as opposed to abstract mathematics?</text:p>
              </text:list-item>
            </text:list>
          </draw:text-box>
        </draw:frame>
        <presentation:notes draw:style-name="dp2">
          <draw:page-thumbnail draw:style-name="gr1" draw:layer="layout" svg:width="13.968cm" svg:height="10.476cm" svg:x="3.81cm" svg:y="2.123cm" draw:page-number="65" presentation:class="page"/>
          <draw:frame presentation:style-name="pr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Part 9:<text:line-break/>Status</text:p>
          </draw:text-box>
        </draw:frame>
        <presentation:notes draw:style-name="dp2">
          <draw:page-thumbnail draw:style-name="gr1" draw:layer="layout" svg:width="13.968cm" svg:height="10.476cm" svg:x="3.81cm" svg:y="2.123cm" draw:page-number="66" presentation:class="page"/>
          <draw:frame presentation:style-name="pr2" draw:text-style-name="P5"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59" draw:text-style-name="P6" draw:layer="layout" svg:width="25.199cm" svg:height="2.973cm" svg:x="1.4cm" svg:y="0.837cm" presentation:class="title" presentation:user-transformed="true">
          <draw:text-box>
            <text:p text:style-name="P6">Patience Is a Virtue</text:p>
          </draw:text-box>
        </draw:frame>
        <draw:frame draw:style-name="standard" draw:layer="layout" svg:width="25.198cm" svg:height="12.019cm" svg:x="1.273cm" svg:y="8.284cm" presentation:class="table" presentation:user-transformed="true">
          <table:table table:template-name="gray" table:use-first-row-styles="true" table:use-banding-rows-styles="true">
            <table:table-column table:style-name="co1"/>
            <table:table-column table:style-name="co1"/>
            <table:table-column table:style-name="co2"/>
            <table:table-row table:style-name="ro10" table:default-cell-style-name="ce2">
              <table:table-cell table:style-name="ce1">
                <text:p text:style-name="P6"><text:span text:style-name="T11">Coq</text:span></text:p>
              </table:table-cell>
              <table:table-cell>
                <text:p text:style-name="P6"><text:span text:style-name="T25">Agda</text:span></text:p>
              </table:table-cell>
              <table:table-cell>
                <text:p text:style-name="P6"><text:span text:style-name="T25">Idris</text:span></text:p>
              </table:table-cell>
            </table:table-row>
            <table:table-row table:style-name="ro11" table:default-cell-style-name="ce3">
              <table:table-cell>
                <text:list text:style-name="L3">
                  <text:list-item>
                    <text:p><text:span text:style-name="T25">Very mature, but not really oriented towards writing runnable programs (as opposed to doing proofs).</text:span></text:p>
                  </text:list-item>
                </text:list>
              </table:table-cell>
              <table:table-cell>
                <text:list text:continue-numbering="true" text:style-name="L3">
                  <text:list-item>
                    <text:p><text:span text:style-name="T25">Ostensibly for writing programs, but mostly used by mathematicians.</text:span></text:p>
                  </text:list-item>
                  <text:list-item>
                    <text:p><text:span text:style-name="T25">Standard library not oriented towards usable workaday data structures.</text:span></text:p>
                  </text:list-item>
                </text:list>
              </table:table-cell>
              <table:table-cell table:style-name="ce7">
                <text:list text:continue-numbering="true" text:style-name="L3">
                  <text:list-item>
                    <text:p><text:span text:style-name="T11">Most oriented towards real-world programming, but still quite immature.</text:span></text:p>
                  </text:list-item>
                </text:list>
              </table:table-cell>
            </table:table-row>
          </table:table>
          <draw:image xlink:href="Pictures/TablePreview8.svm" xlink:type="simple" xlink:show="embed" xlink:actuate="onLoad"/>
        </draw:frame>
        <draw:frame presentation:style-name="pr17" draw:layer="layout" svg:width="25.27cm" svg:height="3.952cm" svg:x="1.329cm" svg:y="4.176cm" presentation:class="outline" presentation:user-transformed="true">
          <draw:text-box>
            <text:list text:style-name="L2">
              <text:list-item>
                <text:p>If you want to develop real-world software <text:span text:style-name="T17">today</text:span> with any of these 3 languages, prepare for a bumpy ride.</text:p>
              </text:list-item>
            </text:list>
          </draw:text-box>
        </draw:frame>
        <presentation:notes draw:style-name="dp2">
          <draw:page-thumbnail draw:style-name="gr1" draw:layer="layout" svg:width="13.968cm" svg:height="10.476cm" svg:x="3.81cm" svg:y="2.123cm" draw:page-number="67"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DejaVu Sans'"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rian King</meta:initial-creator>
    <meta:creation-date>2016-05-03T11:23:24.54</meta:creation-date>
    <meta:editing-duration>P7DT16H11M25S</meta:editing-duration>
    <meta:editing-cycles>229</meta:editing-cycles>
    <dc:date>2016-05-22T10:16:19.94</dc:date>
    <dc:creator>Adrian King</dc:creator>
    <meta:generator>OpenOffice/4.1.2$Win32 OpenOffice.org_project/412m3$Build-9782</meta:generator>
    <meta:document-statistic meta:object-count="315"/>
  </office:meta>
</office:document-meta>
</file>